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dc2300"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73">
            <text:p>873</text:p>
          </table:table-cell>
          <table:table-cell table:formula="of:=ABS([.I2]-[.H2])/[.H2]" office:value-type="float" office:value="0.0396039603960396">
            <text:p>0.0396039604</text:p>
          </table:table-cell>
          <table:table-cell/>
          <table:table-cell table:style-name="ce4" office:value-type="string">
            <text:p>sat</text:p>
          </table:table-cell>
          <table:table-cell table:style-name="ce4" office:value-type="string">
            <text:p>relerror</text:p>
          </table:table-cell>
          <table:table-cell table:style-name="ce4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69">
            <text:p>869</text:p>
          </table:table-cell>
          <table:table-cell table:formula="of:=ABS([.I3]-[.H3])/[.H3]" office:value-type="float" office:value="0.0279642058165548">
            <text:p>0.0279642058</text:p>
          </table:table-cell>
          <table:table-cell/>
          <table:table-cell table:style-name="ce5" table:formula="of:=[.$F101]" office:value-type="float" office:value="0.738095238095238">
            <text:p>0.7380952381</text:p>
          </table:table-cell>
          <table:table-cell table:style-name="ce5" table:formula="of:=[.J101]" office:value-type="float" office:value="0.258328363505607">
            <text:p>0.2583283635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241642315071514">
            <text:p>0.0241642315</text:p>
          </table:table-cell>
          <table:table-cell table:formula="of:=[.$F44]" office:value-type="float" office:value="0.952380952380952">
            <text:p>0.9523809524</text:p>
          </table:table-cell>
          <table:table-cell table:formula="of:=[.$J44]" office:value-type="float" office:value="0.0644193377706516">
            <text:p>0.0644193378</text:p>
          </table:table-cell>
          <table:table-cell table:formula="of:=[.$F66]" office:value-type="float" office:value="0.904761904761905">
            <text:p>0.9047619048</text:p>
          </table:table-cell>
          <table:table-cell table:formula="of:=[.$J66]" office:value-type="float" office:value="0.161981775318703">
            <text:p>0.1619817753</text:p>
          </table:table-cell>
          <table:table-cell table:formula="of:=[.$F88]" office:value-type="float" office:value="0.0952380952380952">
            <text:p>0.0952380952</text:p>
          </table:table-cell>
          <table:table-cell table:formula="of:=[.$J88]" office:value-type="float" office:value="0.782748109425922">
            <text:p>0.7827481094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667558191714061">
            <text:p>0.6675581917</text:p>
          </table:table-cell>
          <table:table-cell table:formula="of:=[.$F100]" office:value-type="float" office:value="0.0476190476190476">
            <text:p>0.0476190476</text:p>
          </table:table-cell>
          <table:table-cell table:formula="of:=[.$J100]" office:value-type="float" office:value="0.395060575652701">
            <text:p>0.3950605757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0">
            <text:p>840</text:p>
          </table:table-cell>
          <table:table-cell table:formula="of:=ABS([.I4]-[.H4])/[.H4]" office:value-type="float" office:value="0.0300230946882217">
            <text:p>0.0300230947</text:p>
          </table:table-cell>
          <table:table-cell/>
          <table:table-cell table:style-name="ce5" table:formula="of:=[.$F202]" office:value-type="float" office:value="0.80952380952381">
            <text:p>0.8095238095</text:p>
          </table:table-cell>
          <table:table-cell table:style-name="ce5" table:formula="of:=[.J202]" office:value-type="float" office:value="0.139079896101899">
            <text:p>0.1390798961</text:p>
          </table:table-cell>
          <table:table-cell table:formula="of:=[.$F123]" office:value-type="float" office:value="1">
            <text:p>1</text:p>
          </table:table-cell>
          <table:table-cell table:formula="of:=[.$J123]" office:value-type="float" office:value="0.0181012893939488">
            <text:p>0.0181012894</text:p>
          </table:table-cell>
          <table:table-cell table:formula="of:=[.$F145]" office:value-type="float" office:value="1">
            <text:p>1</text:p>
          </table:table-cell>
          <table:table-cell table:formula="of:=[.$J145]" office:value-type="float" office:value="0.0139297118244694">
            <text:p>0.0139297118</text:p>
          </table:table-cell>
          <table:table-cell table:formula="of:=[.$F167]" office:value-type="float" office:value="0.904761904761905">
            <text:p>0.9047619048</text:p>
          </table:table-cell>
          <table:table-cell table:formula="of:=[.$J167]" office:value-type="float" office:value="0.0294577819836915">
            <text:p>0.029457782</text:p>
          </table:table-cell>
          <table:table-cell table:formula="of:=[.$F189]" office:value-type="float" office:value="0.333333333333333">
            <text:p>0.3333333333</text:p>
          </table:table-cell>
          <table:table-cell table:formula="of:=[.$J189]" office:value-type="float" office:value="0.494830801205487">
            <text:p>0.4948308012</text:p>
          </table:table-cell>
          <table:table-cell table:formula="of:=[.$F195]" office:value-type="float" office:value="0.2">
            <text:p>0.2</text:p>
          </table:table-cell>
          <table:table-cell table:formula="of:=[.$J195]" office:value-type="float" office:value="0.472790952886281">
            <text:p>0.4727909529</text:p>
          </table:table-cell>
          <table:table-cell table:formula="of:=[.$F201]" office:value-type="float" office:value="0.19047619047619">
            <text:p>0.1904761905</text:p>
          </table:table-cell>
          <table:table-cell table:formula="of:=[.$J201]" office:value-type="float" office:value="0.0497435897435897">
            <text:p>0.0497435897</text:p>
          </table:table-cell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91">
            <text:p>991</text:p>
          </table:table-cell>
          <table:table-cell table:formula="of:=ABS([.I5]-[.H5])/[.H5]" office:value-type="float" office:value="0.0694835680751174">
            <text:p>0.0694835681</text:p>
          </table:table-cell>
          <table:table-cell/>
          <table:table-cell table:style-name="ce5" table:formula="of:=[.$F303]" office:value-type="float" office:value="0.892857142857143">
            <text:p>0.8928571429</text:p>
          </table:table-cell>
          <table:table-cell table:style-name="ce5" table:formula="of:=[.J303]" office:value-type="float" office:value="0.0912798593200331">
            <text:p>0.0912798593</text:p>
          </table:table-cell>
          <table:table-cell table:formula="of:=[.$F224]" office:value-type="float" office:value="1">
            <text:p>1</text:p>
          </table:table-cell>
          <table:table-cell table:formula="of:=[.$J224]" office:value-type="float" office:value="0.0188384345636395">
            <text:p>0.0188384346</text:p>
          </table:table-cell>
          <table:table-cell table:formula="of:=[.$F246]" office:value-type="float" office:value="1">
            <text:p>1</text:p>
          </table:table-cell>
          <table:table-cell table:formula="of:=[.$J246]" office:value-type="float" office:value="0.0107800077953841">
            <text:p>0.0107800078</text:p>
          </table:table-cell>
          <table:table-cell table:formula="of:=[.$F268]" office:value-type="float" office:value="1">
            <text:p>1</text:p>
          </table:table-cell>
          <table:table-cell table:formula="of:=[.$J268]" office:value-type="float" office:value="0.0189130767021995">
            <text:p>0.0189130767</text:p>
          </table:table-cell>
          <table:table-cell table:formula="of:=[.$F290]" office:value-type="float" office:value="0.571428571428571">
            <text:p>0.5714285714</text:p>
          </table:table-cell>
          <table:table-cell table:formula="of:=[.$J290]" office:value-type="float" office:value="0.31658791821891">
            <text:p>0.3165879182</text:p>
          </table:table-cell>
          <table:table-cell table:formula="of:=[.$F296]" office:value-type="float" office:value="0.8">
            <text:p>0.8</text:p>
          </table:table-cell>
          <table:table-cell table:formula="of:=[.$J296]" office:value-type="float" office:value="0.143777711846248">
            <text:p>0.1437777118</text:p>
          </table:table-cell>
          <table:table-cell table:formula="of:=[.$F302]" office:value-type="float" office:value="0.238095238095238">
            <text:p>0.2380952381</text:p>
          </table:table-cell>
          <table:table-cell table:formula="of:=[.$J302]" office:value-type="float" office:value="0">
            <text:p>0</text:p>
          </table:table-cell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51">
            <text:p>951</text:p>
          </table:table-cell>
          <table:table-cell table:formula="of:=ABS([.I6]-[.H6])/[.H6]" office:value-type="float" office:value="0.0205973223480947">
            <text:p>0.0205973223</text:p>
          </table:table-cell>
          <table:table-cell/>
          <table:table-cell table:style-name="ce5" table:formula="of:=[.$F404]" office:value-type="float" office:value="0.880952380952381">
            <text:p>0.880952381</text:p>
          </table:table-cell>
          <table:table-cell table:style-name="ce5" table:formula="of:=[.J404]" office:value-type="float" office:value="0.0964399547994737">
            <text:p>0.0964399548</text:p>
          </table:table-cell>
          <table:table-cell table:formula="of:=[.$F325]" office:value-type="float" office:value="1">
            <text:p>1</text:p>
          </table:table-cell>
          <table:table-cell table:formula="of:=[.$J325]" office:value-type="float" office:value="0.0218183240983875">
            <text:p>0.0218183241</text:p>
          </table:table-cell>
          <table:table-cell table:formula="of:=[.$F347]" office:value-type="float" office:value="1">
            <text:p>1</text:p>
          </table:table-cell>
          <table:table-cell table:formula="of:=[.$J347]" office:value-type="float" office:value="0.00948625315368429">
            <text:p>0.0094862532</text:p>
          </table:table-cell>
          <table:table-cell table:formula="of:=[.$F369]" office:value-type="float" office:value="1">
            <text:p>1</text:p>
          </table:table-cell>
          <table:table-cell table:formula="of:=[.$J369]" office:value-type="float" office:value="0.0288649954128918">
            <text:p>0.0288649954</text:p>
          </table:table-cell>
          <table:table-cell table:formula="of:=[.$F391]" office:value-type="float" office:value="0.523809523809524">
            <text:p>0.5238095238</text:p>
          </table:table-cell>
          <table:table-cell table:formula="of:=[.$J391]" office:value-type="float" office:value="0.325590246532931">
            <text:p>0.3255902465</text:p>
          </table:table-cell>
          <table:table-cell table:formula="of:=[.$F397]" office:value-type="float" office:value="0.4">
            <text:p>0.4</text:p>
          </table:table-cell>
          <table:table-cell table:formula="of:=[.$J397]" office:value-type="float" office:value="0.192242547902325">
            <text:p>0.1922425479</text:p>
          </table:table-cell>
          <table:table-cell table:formula="of:=[.$F403]" office:value-type="float" office:value="0.19047619047619">
            <text:p>0.1904761905</text:p>
          </table:table-cell>
          <table:table-cell table:formula="of:=[.$J403]" office:value-type="float" office:value="0.0528473804100228">
            <text:p>0.0528473804</text:p>
          </table:table-cell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44">
            <text:p>844</text:p>
          </table:table-cell>
          <table:table-cell table:formula="of:=ABS([.I7]-[.H7])/[.H7]" office:value-type="float" office:value="0.051685393258427">
            <text:p>0.0516853933</text:p>
          </table:table-cell>
          <table:table-cell/>
          <table:table-cell table:style-name="ce5" table:formula="of:=[.$F505]" office:value-type="float" office:value="0.94047619047619">
            <text:p>0.9404761905</text:p>
          </table:table-cell>
          <table:table-cell table:style-name="ce5" table:formula="of:=[.J505]" office:value-type="float" office:value="0.06199224448284">
            <text:p>0.0619922445</text:p>
          </table:table-cell>
          <table:table-cell table:formula="of:=[.$F426]" office:value-type="float" office:value="1">
            <text:p>1</text:p>
          </table:table-cell>
          <table:table-cell table:formula="of:=[.$J426]" office:value-type="float" office:value="0.00613805419275395">
            <text:p>0.0061380542</text:p>
          </table:table-cell>
          <table:table-cell table:formula="of:=[.$F448]" office:value-type="float" office:value="1">
            <text:p>1</text:p>
          </table:table-cell>
          <table:table-cell table:formula="of:=[.$J448]" office:value-type="float" office:value="0.0122801805246959">
            <text:p>0.0122801805</text:p>
          </table:table-cell>
          <table:table-cell table:formula="of:=[.$F470]" office:value-type="float" office:value="1">
            <text:p>1</text:p>
          </table:table-cell>
          <table:table-cell table:formula="of:=[.$J470]" office:value-type="float" office:value="0.0200777209123743">
            <text:p>0.0200777209</text:p>
          </table:table-cell>
          <table:table-cell table:formula="of:=[.$F492]" office:value-type="float" office:value="0.761904761904762">
            <text:p>0.7619047619</text:p>
          </table:table-cell>
          <table:table-cell table:formula="of:=[.$J492]" office:value-type="float" office:value="0.209473022301536">
            <text:p>0.2094730223</text:p>
          </table:table-cell>
          <table:table-cell table:formula="of:=[.$F498]" office:value-type="float" office:value="0.6">
            <text:p>0.6</text:p>
          </table:table-cell>
          <table:table-cell table:formula="of:=[.$J498]" office:value-type="float" office:value="0.134034397499495">
            <text:p>0.1340343975</text:p>
          </table:table-cell>
          <table:table-cell table:formula="of:=[.$F504]" office:value-type="float" office:value="0.19047619047619">
            <text:p>0.1904761905</text:p>
          </table:table-cell>
          <table:table-cell table:formula="of:=[.$J504]" office:value-type="float" office:value="0.0113895216400911">
            <text:p>0.0113895216</text:p>
          </table:table-cell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8]-[.H8])/[.H8]" office:value-type="float" office:value="0">
            <text:p>0</text:p>
          </table:table-cell>
          <table:table-cell/>
          <table:table-cell table:style-name="ce5" table:formula="of:=[.$F606]" office:value-type="float" office:value="0.916666666666667">
            <text:p>0.9166666667</text:p>
          </table:table-cell>
          <table:table-cell table:style-name="ce5" table:formula="of:=[.J606]" office:value-type="float" office:value="0.0417120093482858">
            <text:p>0.0417120093</text:p>
          </table:table-cell>
          <table:table-cell table:formula="of:=[.$F527]" office:value-type="float" office:value="1">
            <text:p>1</text:p>
          </table:table-cell>
          <table:table-cell table:formula="of:=[.$J527]" office:value-type="float" office:value="0.00851583428248886">
            <text:p>0.0085158343</text:p>
          </table:table-cell>
          <table:table-cell table:formula="of:=[.$F549]" office:value-type="float" office:value="1">
            <text:p>1</text:p>
          </table:table-cell>
          <table:table-cell table:formula="of:=[.$J549]" office:value-type="float" office:value="0.0191834249972942">
            <text:p>0.019183425</text:p>
          </table:table-cell>
          <table:table-cell table:formula="of:=[.$F571]" office:value-type="float" office:value="1">
            <text:p>1</text:p>
          </table:table-cell>
          <table:table-cell table:formula="of:=[.$J571]" office:value-type="float" office:value="0.0268612950318442">
            <text:p>0.026861295</text:p>
          </table:table-cell>
          <table:table-cell table:formula="of:=[.$F593]" office:value-type="float" office:value="0.666666666666667">
            <text:p>0.6666666667</text:p>
          </table:table-cell>
          <table:table-cell table:formula="of:=[.$J593]" office:value-type="float" office:value="0.112287483081516">
            <text:p>0.1122874831</text:p>
          </table:table-cell>
          <table:table-cell table:formula="of:=[.$F599]" office:value-type="float" office:value="0.8">
            <text:p>0.8</text:p>
          </table:table-cell>
          <table:table-cell table:formula="of:=[.$J599]" office:value-type="float" office:value="0.0883177570093458">
            <text:p>0.088317757</text:p>
          </table:table-cell>
          <table:table-cell table:formula="of:=[.$F605]" office:value-type="float" office:value="0.0952380952380952">
            <text:p>0.0952380952</text:p>
          </table:table-cell>
          <table:table-cell table:formula="of:=[.$J605]" office:value-type="float" office:value="0.13257524332888">
            <text:p>0.1325752433</text:p>
          </table:table-cell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9]-[.H9])/[.H9]" office:value-type="float" office:value="0.0174216027874564">
            <text:p>0.0174216028</text:p>
          </table:table-cell>
          <table:table-cell/>
          <table:table-cell table:style-name="ce5" table:formula="of:=[.$F707]" office:value-type="float" office:value="0.904761904761905">
            <text:p>0.9047619048</text:p>
          </table:table-cell>
          <table:table-cell table:style-name="ce5" table:formula="of:=[.J707]" office:value-type="float" office:value="0.087178294682488">
            <text:p>0.0871782947</text:p>
          </table:table-cell>
          <table:table-cell table:formula="of:=[.$F628]" office:value-type="float" office:value="1">
            <text:p>1</text:p>
          </table:table-cell>
          <table:table-cell table:formula="of:=[.$J628]" office:value-type="float" office:value="0.0045079324754953">
            <text:p>0.0045079325</text:p>
          </table:table-cell>
          <table:table-cell table:formula="of:=[.$F650]" office:value-type="float" office:value="1">
            <text:p>1</text:p>
          </table:table-cell>
          <table:table-cell table:formula="of:=[.$J650]" office:value-type="float" office:value="0.00699098861725641">
            <text:p>0.0069909886</text:p>
          </table:table-cell>
          <table:table-cell table:formula="of:=[.$F672]" office:value-type="float" office:value="1">
            <text:p>1</text:p>
          </table:table-cell>
          <table:table-cell table:formula="of:=[.$J672]" office:value-type="float" office:value="0.0800193420152289">
            <text:p>0.080019342</text:p>
          </table:table-cell>
          <table:table-cell table:formula="of:=[.$F694]" office:value-type="float" office:value="0.619047619047619">
            <text:p>0.619047619</text:p>
          </table:table-cell>
          <table:table-cell table:formula="of:=[.$J694]" office:value-type="float" office:value="0.257194915621971">
            <text:p>0.2571949156</text:p>
          </table:table-cell>
          <table:table-cell table:formula="of:=[.$F700]" office:value-type="float" office:value="0.6">
            <text:p>0.6</text:p>
          </table:table-cell>
          <table:table-cell table:formula="of:=[.$J700]" office:value-type="float" office:value="0.241677467767242">
            <text:p>0.2416774678</text:p>
          </table:table-cell>
          <table:table-cell table:formula="of:=[.$F706]" office:value-type="float" office:value="0.142857142857143">
            <text:p>0.1428571429</text:p>
          </table:table-cell>
          <table:table-cell table:formula="of:=[.$J706]" office:value-type="float" office:value="0.128852685908711">
            <text:p>0.1288526859</text:p>
          </table:table-cell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0]-[.H10])/[.H10]" office:value-type="float" office:value="0">
            <text:p>0</text:p>
          </table:table-cell>
          <table:table-cell/>
          <table:table-cell table:style-name="ce5" table:formula="of:=[.$F808]" office:value-type="float" office:value="0.678571428571429">
            <text:p>0.6785714286</text:p>
          </table:table-cell>
          <table:table-cell table:style-name="ce5" table:formula="of:=[.J808]" office:value-type="float" office:value="0.329607686719838">
            <text:p>0.3296076867</text:p>
          </table:table-cell>
          <table:table-cell table:formula="of:=[.$F729]" office:value-type="float" office:value="1">
            <text:p>1</text:p>
          </table:table-cell>
          <table:table-cell table:formula="of:=[.$J729]" office:value-type="float" office:value="0.0435803821389734">
            <text:p>0.0435803821</text:p>
          </table:table-cell>
          <table:table-cell table:formula="of:=[.$F751]" office:value-type="float" office:value="1">
            <text:p>1</text:p>
          </table:table-cell>
          <table:table-cell table:formula="of:=[.$J751]" office:value-type="float" office:value="0.065263693012468">
            <text:p>0.065263693</text:p>
          </table:table-cell>
          <table:table-cell table:formula="of:=[.$F773]" office:value-type="float" office:value="0.666666666666667">
            <text:p>0.6666666667</text:p>
          </table:table-cell>
          <table:table-cell table:formula="of:=[.$J773]" office:value-type="float" office:value="0.204440470801619">
            <text:p>0.2044404708</text:p>
          </table:table-cell>
          <table:table-cell table:formula="of:=[.$F795]" office:value-type="float" office:value="0.0476190476190476">
            <text:p>0.0476190476</text:p>
          </table:table-cell>
          <table:table-cell table:formula="of:=[.$J795]" office:value-type="float" office:value="1.00514620092629">
            <text:p>1.0051462009</text:p>
          </table:table-cell>
          <table:table-cell table:formula="of:=[.$F801]" office:value-type="float" office:value="0">
            <text:p>0</text:p>
          </table:table-cell>
          <table:table-cell table:formula="of:=[.$J801]" office:value-type="float" office:value="0.904615302261376">
            <text:p>0.9046153023</text:p>
          </table:table-cell>
          <table:table-cell table:formula="of:=[.$F807]" office:value-type="float" office:value="0">
            <text:p>0</text:p>
          </table:table-cell>
          <table:table-cell table:formula="of:=[.$J807]" office:value-type="float" office:value="0.666124935806437">
            <text:p>0.6661249358</text:p>
          </table:table-cell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/>
          <table:table-cell table:style-name="ce5" table:formula="of:=[.$F909]" office:value-type="float" office:value="0">
            <text:p>0</text:p>
          </table:table-cell>
          <table:table-cell table:style-name="ce5" table:formula="of:=[.J909]" office:value-type="float" office:value="1">
            <text:p>1</text:p>
          </table:table-cell>
          <table:table-cell table:formula="of:=[.$F730]" office:value-type="float" office:value="20">
            <text:p>20</text:p>
          </table:table-cell>
          <table:table-cell table:formula="of:=[.$J830]" office:value-type="float" office:value="1">
            <text:p>1</text:p>
          </table:table-cell>
          <table:table-cell table:formula="of:=[.$F852]" office:value-type="float" office:value="0">
            <text:p>0</text:p>
          </table:table-cell>
          <table:table-cell table:formula="of:=[.$J852]" office:value-type="float" office:value="1">
            <text:p>1</text:p>
          </table:table-cell>
          <table:table-cell table:formula="of:=[.$F874]" office:value-type="float" office:value="0">
            <text:p>0</text:p>
          </table:table-cell>
          <table:table-cell table:formula="of:=[.$J874]" office:value-type="float" office:value="1">
            <text:p>1</text:p>
          </table:table-cell>
          <table:table-cell table:formula="of:=[.$F896]" office:value-type="float" office:value="0">
            <text:p>0</text:p>
          </table:table-cell>
          <table:table-cell table:formula="of:=[.$J896]" office:value-type="float" office:value="1">
            <text:p>1</text:p>
          </table:table-cell>
          <table:table-cell table:formula="of:=[.$F902]" office:value-type="float" office:value="0">
            <text:p>0</text:p>
          </table:table-cell>
          <table:table-cell table:formula="of:=[.$J902]" office:value-type="float" office:value="1">
            <text:p>1</text:p>
          </table:table-cell>
          <table:table-cell table:formula="of:=[.$F908]" office:value-type="float" office:value="0">
            <text:p>0</text:p>
          </table:table-cell>
          <table:table-cell table:formula="of:=[.$J908]" office:value-type="float" office:value="1">
            <text:p>1</text:p>
          </table:table-cell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25">
            <text:p>925</text:p>
          </table:table-cell>
          <table:table-cell table:formula="of:=ABS([.I13]-[.H13])/[.H13]" office:value-type="float" office:value="0.0252897787144362">
            <text:p>0.0252897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96">
            <text:p>896</text:p>
          </table:table-cell>
          <table:table-cell table:formula="of:=ABS([.I14]-[.H14])/[.H14]" office:value-type="float" office:value="0.0281995661605206">
            <text:p>0.0281995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6]-[.H16])/[.H1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974">
            <text:p>974</text:p>
          </table:table-cell>
          <table:table-cell table:formula="of:=ABS([.I18]-[.H18])/[.H18]" office:value-type="float" office:value="0.168232280102477">
            <text:p>0.1682322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16">
            <text:p>1016</text:p>
          </table:table-cell>
          <table:table-cell table:formula="of:=ABS([.I19]-[.H19])/[.H19]" office:value-type="float" office:value="0.0258868648130393">
            <text:p>0.0258868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241642315071514">
            <text:p>0.024164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table:formula="of:=ABS([.I23]-[.H23])/[.H23]" office:value-type="float" office:value="0.0489335006273526">
            <text:p>0.0489335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29">
            <text:p>729</text:p>
          </table:table-cell>
          <table:table-cell table:formula="of:=ABS([.I24]-[.H24])/[.H24]" office:value-type="float" office:value="0.171590909090909">
            <text:p>0.1715909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24">
            <text:p>824</text:p>
          </table:table-cell>
          <table:table-cell table:formula="of:=ABS([.I25]-[.H25])/[.H25]" office:value-type="float" office:value="0.0782997762863535">
            <text:p>0.0782997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30">
            <text:p>730</text:p>
          </table:table-cell>
          <table:table-cell table:formula="of:=ABS([.I26]-[.H26])/[.H26]" office:value-type="float" office:value="0.0806045340050378">
            <text:p>0.080604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91">
            <text:p>991</text:p>
          </table:table-cell>
          <table:table-cell table:formula="of:=ABS([.I27]-[.H27])/[.H27]" office:value-type="float" office:value="0.0694835680751174">
            <text:p>0.06948356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17">
            <text:p>717</text:p>
          </table:table-cell>
          <table:table-cell table:formula="of:=ABS([.I29]-[.H29])/[.H29]" office:value-type="float" office:value="0.118081180811808">
            <text:p>0.11808118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42">
            <text:p>742</text:p>
          </table:table-cell>
          <table:table-cell table:formula="of:=ABS([.I31]-[.H31])/[.H31]" office:value-type="float" office:value="0.0249671484888305">
            <text:p>0.02496714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36">
            <text:p>736</text:p>
          </table:table-cell>
          <table:table-cell table:formula="of:=ABS([.I32]-[.H32])/[.H32]" office:value-type="float" office:value="0.0648030495552732">
            <text:p>0.06480304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95">
            <text:p>695</text:p>
          </table:table-cell>
          <table:table-cell table:formula="of:=ABS([.I33]-[.H33])/[.H33]" office:value-type="float" office:value="0.123581336696091">
            <text:p>0.12358133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34]-[.H34])/[.H34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22">
            <text:p>922</text:p>
          </table:table-cell>
          <table:table-cell table:formula="of:=ABS([.I35]-[.H35])/[.H35]" office:value-type="float" office:value="0.0107296137339056">
            <text:p>0.0107296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36">
            <text:p>836</text:p>
          </table:table-cell>
          <table:table-cell table:formula="of:=ABS([.I36]-[.H36])/[.H36]" office:value-type="float" office:value="0.0680044593088071">
            <text:p>0.06800445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557">
            <text:p>557</text:p>
          </table:table-cell>
          <table:table-cell table:formula="of:=ABS([.I37]-[.H37])/[.H37]" office:value-type="float" office:value="0.219887955182073">
            <text:p>0.21988795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5">
            <text:p>915</text:p>
          </table:table-cell>
          <table:table-cell table:formula="of:=ABS([.I38]-[.H38])/[.H38]" office:value-type="float" office:value="0.0576725025746653">
            <text:p>0.0576725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39]-[.H39])/[.H39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52">
            <text:p>1052</text:p>
          </table:table-cell>
          <table:table-cell table:formula="of:=ABS([.I40]-[.H40])/[.H40]" office:value-type="float" office:value="0.0747581354441513">
            <text:p>0.0747581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7">
            <text:p>987</text:p>
          </table:table-cell>
          <table:table-cell table:formula="of:=ABS([.I41]-[.H41])/[.H41]" office:value-type="float" office:value="0.00804020100502513">
            <text:p>0.008040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2]-[.H42])/[.H4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7">
            <text:p>867</text:p>
          </table:table-cell>
          <table:table-cell table:formula="of:=ABS([.I43]-[.H43])/[.H43]" office:value-type="float" office:value="0.0737179487179487">
            <text:p>0.073717948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0">
            <text:p>20</text:p>
          </table:table-cell>
          <table:table-cell table:style-name="ce1" table:formula="of:=[.E44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23:.J43])" office:value-type="float" office:value="0.0644193377706516">
            <text:p>0.06441933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5]-[.H45])/[.H45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673">
            <text:p>673</text:p>
          </table:table-cell>
          <table:table-cell table:formula="of:=ABS([.I47]-[.H47])/[.H47]" office:value-type="float" office:value="0.156641604010025">
            <text:p>0.1566416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48]-[.H48])/[.H48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86">
            <text:p>886</text:p>
          </table:table-cell>
          <table:table-cell table:formula="of:=ABS([.I49]-[.H49])/[.H49]" office:value-type="float" office:value="0.127952755905512">
            <text:p>0.1279527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48">
            <text:p>448</text:p>
          </table:table-cell>
          <table:table-cell table:formula="of:=ABS([.I50]-[.H50])/[.H50]" office:value-type="float" office:value="0.394594594594595">
            <text:p>0.3945945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25">
            <text:p>925</text:p>
          </table:table-cell>
          <table:table-cell table:formula="of:=ABS([.I51]-[.H51])/[.H51]" office:value-type="float" office:value="0.297335203366059">
            <text:p>0.29733520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0">
            <text:p>820</text:p>
          </table:table-cell>
          <table:table-cell table:formula="of:=ABS([.I52]-[.H52])/[.H52]" office:value-type="float" office:value="0.0868596881959911">
            <text:p>0.0868596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257">
            <text:p>257</text:p>
          </table:table-cell>
          <table:table-cell table:formula="of:=ABS([.I53]-[.H53])/[.H53]" office:value-type="float" office:value="0.517823639774859">
            <text:p>0.51782363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7">
            <text:p>687</text:p>
          </table:table-cell>
          <table:table-cell table:formula="of:=ABS([.I54]-[.H54])/[.H54]" office:value-type="float" office:value="0.0524137931034483">
            <text:p>0.05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414">
            <text:p>414</text:p>
          </table:table-cell>
          <table:table-cell table:formula="of:=ABS([.I55]-[.H55])/[.H55]" office:value-type="float" office:value="0.43978349120433">
            <text:p>0.43978349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73">
            <text:p>773</text:p>
          </table:table-cell>
          <table:table-cell table:formula="of:=ABS([.I56]-[.H56])/[.H56]" office:value-type="float" office:value="0.085207100591716">
            <text:p>0.0852071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94">
            <text:p>794</text:p>
          </table:table-cell>
          <table:table-cell table:formula="of:=ABS([.I57]-[.H57])/[.H57]" office:value-type="float" office:value="0.0422195416164053">
            <text:p>0.04221954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41">
            <text:p>641</text:p>
          </table:table-cell>
          <table:table-cell table:formula="of:=ABS([.I58]-[.H58])/[.H58]" office:value-type="float" office:value="0.0723589001447178">
            <text:p>0.07235890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276">
            <text:p>276</text:p>
          </table:table-cell>
          <table:table-cell table:formula="of:=ABS([.I59]-[.H59])/[.H59]" office:value-type="float" office:value="0.556982343499197">
            <text:p>0.55698234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46">
            <text:p>746</text:p>
          </table:table-cell>
          <table:table-cell table:formula="of:=ABS([.I60]-[.H60])/[.H60]" office:value-type="float" office:value="0.118203309692671">
            <text:p>0.11820330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04">
            <text:p>804</text:p>
          </table:table-cell>
          <table:table-cell table:formula="of:=ABS([.I61]-[.H61])/[.H61]" office:value-type="float" office:value="0.12035010940919">
            <text:p>0.12035010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57">
            <text:p>857</text:p>
          </table:table-cell>
          <table:table-cell table:formula="of:=ABS([.I62]-[.H62])/[.H62]" office:value-type="float" office:value="0.137826961770624">
            <text:p>0.13782696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41">
            <text:p>941</text:p>
          </table:table-cell>
          <table:table-cell table:formula="of:=ABS([.I63]-[.H63])/[.H63]" office:value-type="float" office:value="0.00842992623814542">
            <text:p>0.0084299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40">
            <text:p>740</text:p>
          </table:table-cell>
          <table:table-cell table:formula="of:=ABS([.I64]-[.H64])/[.H64]" office:value-type="float" office:value="0.00804289544235925">
            <text:p>0.00804289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9">
            <text:p>19</text:p>
          </table:table-cell>
          <table:table-cell table:style-name="ce1" table:formula="of:=[.E66]/21" office:value-type="float" office:value="0.904761904761905">
            <text:p>0.9047619048</text:p>
          </table:table-cell>
          <table:table-cell table:number-columns-repeated="3"/>
          <table:table-cell table:style-name="ce1" table:formula="of:=AVERAGE([.J45:.J65])" office:value-type="float" office:value="0.161981775318703">
            <text:p>0.16198177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69">
            <text:p>769</text:p>
          </table:table-cell>
          <table:table-cell table:formula="of:=ABS([.I67]-[.H67])/[.H67]" office:value-type="float" office:value="0.531872509960159">
            <text:p>0.531872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27">
            <text:p>1227</text:p>
          </table:table-cell>
          <table:table-cell table:formula="of:=ABS([.I68]-[.H68])/[.H68]" office:value-type="float" office:value="0.646979865771812">
            <text:p>0.6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59">
            <text:p>1059</text:p>
          </table:table-cell>
          <table:table-cell table:formula="of:=ABS([.I69]-[.H69])/[.H69]" office:value-type="float" office:value="0.961111111111111">
            <text:p>0.96111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01">
            <text:p>701</text:p>
          </table:table-cell>
          <table:table-cell table:formula="of:=ABS([.I70]-[.H70])/[.H70]" office:value-type="float" office:value="0.673031026252983">
            <text:p>0.6730310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42">
            <text:p>842</text:p>
          </table:table-cell>
          <table:table-cell table:formula="of:=ABS([.I71]-[.H71])/[.H71]" office:value-type="float" office:value="0.243722304283604">
            <text:p>0.2437223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02">
            <text:p>1002</text:p>
          </table:table-cell>
          <table:table-cell table:formula="of:=ABS([.I72]-[.H72])/[.H72]" office:value-type="float" office:value="0.221951219512195">
            <text:p>0.22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51">
            <text:p>551</text:p>
          </table:table-cell>
          <table:table-cell table:formula="of:=ABS([.I73]-[.H73])/[.H73]" office:value-type="float" office:value="0.754777070063694">
            <text:p>0.75477707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534">
            <text:p>534</text:p>
          </table:table-cell>
          <table:table-cell table:formula="of:=ABS([.I75]-[.H75])/[.H75]" office:value-type="float" office:value="0.0856164383561644">
            <text:p>0.08561643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6]-[.H76])/[.H7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01">
            <text:p>701</text:p>
          </table:table-cell>
          <table:table-cell table:formula="of:=ABS([.I77]-[.H77])/[.H77]" office:value-type="float" office:value="0.234154929577465">
            <text:p>0.2341549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17">
            <text:p>817</text:p>
          </table:table-cell>
          <table:table-cell table:formula="of:=ABS([.I78]-[.H78])/[.H78]" office:value-type="float" office:value="0.425828970331588">
            <text:p>0.4258289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89">
            <text:p>889</text:p>
          </table:table-cell>
          <table:table-cell table:formula="of:=ABS([.I79]-[.H79])/[.H79]" office:value-type="float" office:value="1.8957654723127">
            <text:p>1.8957654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table:formula="of:=ABS([.I80]-[.H80])/[.H80]" office:value-type="float" office:value="0.161835748792271">
            <text:p>0.1618357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41">
            <text:p>1041</text:p>
          </table:table-cell>
          <table:table-cell table:formula="of:=ABS([.I81]-[.H81])/[.H81]" office:value-type="float" office:value="0.296388542963885">
            <text:p>0.296388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18">
            <text:p>818</text:p>
          </table:table-cell>
          <table:table-cell table:formula="of:=ABS([.I82]-[.H82])/[.H82]" office:value-type="float" office:value="0.889145496535797">
            <text:p>0.8891454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54">
            <text:p>854</text:p>
          </table:table-cell>
          <table:table-cell table:formula="of:=ABS([.I83]-[.H83])/[.H83]" office:value-type="float" office:value="0.197755960729313">
            <text:p>0.1977559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54">
            <text:p>954</text:p>
          </table:table-cell>
          <table:table-cell table:formula="of:=ABS([.I84]-[.H84])/[.H84]" office:value-type="float" office:value="0.516693163751987">
            <text:p>0.5166931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41">
            <text:p>841</text:p>
          </table:table-cell>
          <table:table-cell table:formula="of:=ABS([.I85]-[.H85])/[.H85]" office:value-type="float" office:value="0.816414686825054">
            <text:p>0.81641468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865">
            <text:p>865</text:p>
          </table:table-cell>
          <table:table-cell table:formula="of:=ABS([.I86]-[.H86])/[.H86]" office:value-type="float" office:value="0.390675241157556">
            <text:p>0.39067524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10">
            <text:p>910</text:p>
          </table:table-cell>
          <table:table-cell table:formula="of:=ABS([.I87]-[.H87])/[.H87]" office:value-type="float" office:value="1.58522727272727">
            <text:p>1.5852272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2">
            <text:p>2</text:p>
          </table:table-cell>
          <table:table-cell table:style-name="ce1" table:formula="of:=[.E88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67:.J87])" office:value-type="float" office:value="0.782748109425922">
            <text:p>0.78274810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96">
            <text:p>996</text:p>
          </table:table-cell>
          <table:table-cell table:formula="of:=ABS([.I89]-[.H89])/[.H89]" office:value-type="float" office:value="0.756613756613757">
            <text:p>0.7566137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967">
            <text:p>967</text:p>
          </table:table-cell>
          <table:table-cell table:formula="of:=ABS([.I90]-[.H90])/[.H90]" office:value-type="float" office:value="0.608985024958403">
            <text:p>0.6089850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52">
            <text:p>1052</text:p>
          </table:table-cell>
          <table:table-cell table:formula="of:=ABS([.I91]-[.H91])/[.H91]" office:value-type="float" office:value="0.91970802919708">
            <text:p>0.9197080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84">
            <text:p>784</text:p>
          </table:table-cell>
          <table:table-cell table:formula="of:=ABS([.I92]-[.H92])/[.H92]" office:value-type="float" office:value="0.831775700934579">
            <text:p>0.8317757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96">
            <text:p>896</text:p>
          </table:table-cell>
          <table:table-cell table:formula="of:=ABS([.I93]-[.H93])/[.H93]" office:value-type="float" office:value="0.220708446866485">
            <text:p>0.220708446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667558191714061">
            <text:p>0.6675581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26">
            <text:p>826</text:p>
          </table:table-cell>
          <table:table-cell table:formula="of:=ABS([.I95]-[.H95])/[.H95]" office:value-type="float" office:value="0.434027777777778">
            <text:p>0.43402777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557">
            <text:p>557</text:p>
          </table:table-cell>
          <table:table-cell table:formula="of:=ABS([.I96]-[.H96])/[.H96]" office:value-type="float" office:value="0.0747508305647841">
            <text:p>0.0747508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21">
            <text:p>821</text:p>
          </table:table-cell>
          <table:table-cell table:formula="of:=ABS([.I97]-[.H97])/[.H97]" office:value-type="float" office:value="0.870159453302961">
            <text:p>0.87015945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56">
            <text:p>856</text:p>
          </table:table-cell>
          <table:table-cell table:formula="of:=ABS([.I98]-[.H98])/[.H98]" office:value-type="float" office:value="0.0835443037974684">
            <text:p>0.0835443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590">
            <text:p>590</text:p>
          </table:table-cell>
          <table:table-cell table:formula="of:=ABS([.I99]-[.H99])/[.H99]" office:value-type="float" office:value="0.512820512820513">
            <text:p>0.51282051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1">
            <text:p>1</text:p>
          </table:table-cell>
          <table:table-cell table:style-name="ce1" table:formula="of:=[.E100]/21" office:value-type="float" office:value="0.0476190476190476">
            <text:p>0.0476190476</text:p>
          </table:table-cell>
          <table:table-cell table:number-columns-repeated="3"/>
          <table:table-cell table:style-name="ce2" table:formula="of:=AVERAGE([.J95:.J99])" office:value-type="float" office:value="0.395060575652701">
            <text:p>0.395060575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62">
            <text:p>62</text:p>
          </table:table-cell>
          <table:table-cell table:style-name="ce1" table:formula="of:=[.E101]/(4*21)" office:value-type="float" office:value="0.738095238095238">
            <text:p>0.7380952381</text:p>
          </table:table-cell>
          <table:table-cell table:number-columns-repeated="3"/>
          <table:table-cell table:style-name="ce3" table:formula="of:=AVERAGE([.J67:.J87];[.J45:.J65];[.J23:.J43];[.J1:.J21])" office:value-type="float" office:value="0.258328363505607">
            <text:p>0.2583283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02]-[.H102])/[.H102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formula="of:=ABS([.I103]-[.H103])/[.H103]" office:value-type="float" office:value="0.0902090209020902">
            <text:p>0.0902090209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61">
            <text:p>861</text:p>
          </table:table-cell>
          <table:table-cell table:formula="of:=ABS([.I105]-[.H105])/[.H105]" office:value-type="float" office:value="0.00577367205542725">
            <text:p>0.0057736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108]-[.H108])/[.H108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5">
            <text:p>1005</text:p>
          </table:table-cell>
          <table:table-cell table:formula="of:=ABS([.I109]-[.H109])/[.H109]" office:value-type="float" office:value="0.0166340508806262">
            <text:p>0.01663405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09">
            <text:p>809</text:p>
          </table:table-cell>
          <table:table-cell table:formula="of:=ABS([.I110]-[.H110])/[.H110]" office:value-type="float" office:value="0.0603948896631824">
            <text:p>0.0603948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formula="of:=ABS([.I111]-[.H111])/[.H111]" office:value-type="float" office:value="0.00215749730312837">
            <text:p>0.0021574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37">
            <text:p>1037</text:p>
          </table:table-cell>
          <table:table-cell table:formula="of:=ABS([.I113]-[.H113])/[.H113]" office:value-type="float" office:value="0.0326492537313433">
            <text:p>0.0326492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15]-[.H115])/[.H1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116]-[.H116])/[.H116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25">
            <text:p>925</text:p>
          </table:table-cell>
          <table:table-cell table:formula="of:=ABS([.I118]-[.H118])/[.H118]" office:value-type="float" office:value="0.0913555992141454">
            <text:p>0.09135559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table:formula="of:=ABS([.I119]-[.H119])/[.H119]" office:value-type="float" office:value="0.0213492741246798">
            <text:p>0.0213492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78">
            <text:p>978</text:p>
          </table:table-cell>
          <table:table-cell table:formula="of:=ABS([.I121]-[.H121])/[.H121]" office:value-type="float" office:value="0.0151057401812689">
            <text:p>0.0151057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08">
            <text:p>1108</text:p>
          </table:table-cell>
          <table:table-cell table:formula="of:=ABS([.I122]-[.H122])/[.H122]" office:value-type="float" office:value="0.0203359858532272">
            <text:p>0.02033598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02:.D122]; &quot;T&quot;)" office:value-type="float" office:value="21">
            <text:p>21</text:p>
          </table:table-cell>
          <table:table-cell table:style-name="ce1" table:formula="of:=[.E123]/21" office:value-type="float" office:value="1">
            <text:p>1</text:p>
          </table:table-cell>
          <table:table-cell table:number-columns-repeated="3"/>
          <table:table-cell table:style-name="ce1" table:formula="of:=AVERAGE([.J102:.J122])" office:value-type="float" office:value="0.0181012893939488">
            <text:p>0.0181012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126]-[.H126])/[.H1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50">
            <text:p>750</text:p>
          </table:table-cell>
          <table:table-cell table:formula="of:=ABS([.I127]-[.H127])/[.H127]" office:value-type="float" office:value="0.0554156171284635">
            <text:p>0.0554156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130]-[.H130])/[.H1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48">
            <text:p>848</text:p>
          </table:table-cell>
          <table:table-cell table:formula="of:=ABS([.I131]-[.H131])/[.H131]" office:value-type="float" office:value="0.156218905472637">
            <text:p>0.15621890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132]-[.H132])/[.H1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133]-[.H133])/[.H1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0">
            <text:p>780</text:p>
          </table:table-cell>
          <table:table-cell table:formula="of:=ABS([.I134]-[.H134])/[.H134]" office:value-type="float" office:value="0.0163934426229508">
            <text:p>0.01639344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135]-[.H135])/[.H1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136]-[.H136])/[.H1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137]-[.H137])/[.H1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138]-[.H138])/[.H138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139]-[.H139])/[.H1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140]-[.H140])/[.H1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78">
            <text:p>1078</text:p>
          </table:table-cell>
          <table:table-cell table:formula="of:=ABS([.I141]-[.H141])/[.H141]" office:value-type="float" office:value="0.0518909410729991">
            <text:p>0.0518909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142]-[.H142])/[.H1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143]-[.H143])/[.H1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144]-[.H144])/[.H14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24:.D144]; &quot;T&quot;)" office:value-type="float" office:value="21">
            <text:p>21</text:p>
          </table:table-cell>
          <table:table-cell table:style-name="ce1" table:formula="of:=[.E145]/21" office:value-type="float" office:value="1">
            <text:p>1</text:p>
          </table:table-cell>
          <table:table-cell table:number-columns-repeated="3"/>
          <table:table-cell table:style-name="ce1" table:formula="of:=AVERAGE([.J124:.J144])" office:value-type="float" office:value="0.0139297118244694">
            <text:p>0.0139297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47]-[.H147])/[.H1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148]-[.H148])/[.H1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49">
            <text:p>849</text:p>
          </table:table-cell>
          <table:table-cell table:formula="of:=ABS([.I149]-[.H149])/[.H149]" office:value-type="float" office:value="0.235807860262009">
            <text:p>0.2358078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151]-[.H151])/[.H1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38">
            <text:p>838</text:p>
          </table:table-cell>
          <table:table-cell table:formula="of:=ABS([.I152]-[.H152])/[.H152]" office:value-type="float" office:value="0.17531556802244">
            <text:p>0.175315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53]-[.H153])/[.H1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154]-[.H154])/[.H154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57">
            <text:p>657</text:p>
          </table:table-cell>
          <table:table-cell table:formula="of:=ABS([.I155]-[.H155])/[.H155]" office:value-type="float" office:value="0.0937931034482759">
            <text:p>0.09379310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156]-[.H156])/[.H1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157]-[.H157])/[.H1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58]-[.H158])/[.H1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159]-[.H159])/[.H1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60]-[.H160])/[.H1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61]-[.H161])/[.H1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162]-[.H162])/[.H162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163]-[.H163])/[.H1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64]-[.H164])/[.H1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165]-[.H165])/[.H165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166]-[.H166])/[.H16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46:.D166]; &quot;T&quot;)" office:value-type="float" office:value="19">
            <text:p>19</text:p>
          </table:table-cell>
          <table:table-cell table:style-name="ce1" table:formula="of:=[.E167]/21" office:value-type="float" office:value="0.904761904761905">
            <text:p>0.9047619048</text:p>
          </table:table-cell>
          <table:table-cell table:number-columns-repeated="3"/>
          <table:table-cell table:style-name="ce1" table:formula="of:=AVERAGE([.J146:.J166])" office:value-type="float" office:value="0.0294577819836915">
            <text:p>0.0294577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69">
            <text:p>769</text:p>
          </table:table-cell>
          <table:table-cell table:formula="of:=ABS([.I168]-[.H168])/[.H168]" office:value-type="float" office:value="0.531872509960159">
            <text:p>0.531872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169]-[.H169])/[.H1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94">
            <text:p>894</text:p>
          </table:table-cell>
          <table:table-cell table:formula="of:=ABS([.I170]-[.H170])/[.H170]" office:value-type="float" office:value="0.655555555555556">
            <text:p>0.6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555">
            <text:p>555</text:p>
          </table:table-cell>
          <table:table-cell table:formula="of:=ABS([.I171]-[.H171])/[.H171]" office:value-type="float" office:value="0.324582338902148">
            <text:p>0.32458233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780">
            <text:p>780</text:p>
          </table:table-cell>
          <table:table-cell table:formula="of:=ABS([.I172]-[.H172])/[.H172]" office:value-type="float" office:value="0.152141802067947">
            <text:p>0.1521418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40">
            <text:p>940</text:p>
          </table:table-cell>
          <table:table-cell table:formula="of:=ABS([.I173]-[.H173])/[.H173]" office:value-type="float" office:value="0.146341463414634">
            <text:p>0.14634146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482">
            <text:p>482</text:p>
          </table:table-cell>
          <table:table-cell table:formula="of:=ABS([.I174]-[.H174])/[.H174]" office:value-type="float" office:value="0.535031847133758">
            <text:p>0.53503184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175]-[.H175])/[.H1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176]-[.H176])/[.H1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31">
            <text:p>731</text:p>
          </table:table-cell>
          <table:table-cell table:formula="of:=ABS([.I177]-[.H177])/[.H177]" office:value-type="float" office:value="3.35119047619048">
            <text:p>3.3511904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178]-[.H178])/[.H1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57">
            <text:p>757</text:p>
          </table:table-cell>
          <table:table-cell table:formula="of:=ABS([.I179]-[.H179])/[.H179]" office:value-type="float" office:value="0.321116928446771">
            <text:p>0.3211169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89">
            <text:p>889</text:p>
          </table:table-cell>
          <table:table-cell table:formula="of:=ABS([.I180]-[.H180])/[.H180]" office:value-type="float" office:value="1.8957654723127">
            <text:p>1.8957654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81]-[.H181])/[.H1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03">
            <text:p>803</text:p>
          </table:table-cell>
          <table:table-cell table:formula="of:=ABS([.I182]-[.H182])/[.H1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774">
            <text:p>774</text:p>
          </table:table-cell>
          <table:table-cell table:formula="of:=ABS([.I183]-[.H183])/[.H183]" office:value-type="float" office:value="0.787528868360277">
            <text:p>0.78752886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719">
            <text:p>719</text:p>
          </table:table-cell>
          <table:table-cell table:formula="of:=ABS([.I184]-[.H184])/[.H184]" office:value-type="float" office:value="0.00841514726507714">
            <text:p>0.00841514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65">
            <text:p>765</text:p>
          </table:table-cell>
          <table:table-cell table:formula="of:=ABS([.I185]-[.H185])/[.H185]" office:value-type="float" office:value="0.216216216216216">
            <text:p>0.2162162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626">
            <text:p>626</text:p>
          </table:table-cell>
          <table:table-cell table:formula="of:=ABS([.I186]-[.H186])/[.H186]" office:value-type="float" office:value="0.352051835853132">
            <text:p>0.3520518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187]-[.H187])/[.H1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744">
            <text:p>744</text:p>
          </table:table-cell>
          <table:table-cell table:formula="of:=ABS([.I188]-[.H188])/[.H188]" office:value-type="float" office:value="1.11363636363636">
            <text:p>1.11363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68:.D188]; &quot;T&quot;)" office:value-type="float" office:value="7">
            <text:p>7</text:p>
          </table:table-cell>
          <table:table-cell table:style-name="ce1" table:formula="of:=[.E189]/21" office:value-type="float" office:value="0.333333333333333">
            <text:p>0.3333333333</text:p>
          </table:table-cell>
          <table:table-cell table:number-columns-repeated="3"/>
          <table:table-cell table:style-name="ce1" table:formula="of:=AVERAGE([.J168:.J188])" office:value-type="float" office:value="0.494830801205487">
            <text:p>0.4948308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61">
            <text:p>761</text:p>
          </table:table-cell>
          <table:table-cell table:formula="of:=ABS([.I190]-[.H190])/[.H190]" office:value-type="float" office:value="0.342151675485009">
            <text:p>0.34215167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967">
            <text:p>967</text:p>
          </table:table-cell>
          <table:table-cell table:formula="of:=ABS([.I191]-[.H191])/[.H191]" office:value-type="float" office:value="0.608985024958403">
            <text:p>0.6089850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65">
            <text:p>965</text:p>
          </table:table-cell>
          <table:table-cell table:formula="of:=ABS([.I192]-[.H192])/[.H192]" office:value-type="float" office:value="0.760948905109489">
            <text:p>0.7609489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07">
            <text:p>707</text:p>
          </table:table-cell>
          <table:table-cell table:formula="of:=ABS([.I193]-[.H193])/[.H193]" office:value-type="float" office:value="0.651869158878505">
            <text:p>0.6518691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194]-[.H194])/[.H19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90:.D194]; &quot;T&quot;)" office:value-type="float" office:value="1">
            <text:p>1</text:p>
          </table:table-cell>
          <table:table-cell table:formula="of:=[.E195]/5" office:value-type="float" office:value="0.2">
            <text:p>0.2</text:p>
          </table:table-cell>
          <table:table-cell table:number-columns-repeated="3"/>
          <table:table-cell table:style-name="ce1" table:formula="of:=AVERAGE([.J190:.J194])" office:value-type="float" office:value="0.472790952886281">
            <text:p>0.47279095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196]-[.H196])/[.H19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197]-[.H197])/[.H1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39">
            <text:p>439</text:p>
          </table:table-cell>
          <table:table-cell table:formula="of:=ABS([.I198]-[.H198])/[.H1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199]-[.H199])/[.H1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487">
            <text:p>487</text:p>
          </table:table-cell>
          <table:table-cell table:formula="of:=ABS([.I200]-[.H200])/[.H200]" office:value-type="float" office:value="0.248717948717949">
            <text:p>0.248717948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96:.D200]; &quot;T&quot;)" office:value-type="float" office:value="4">
            <text:p>4</text:p>
          </table:table-cell>
          <table:table-cell table:style-name="ce1" table:formula="of:=[.E201]/21" office:value-type="float" office:value="0.19047619047619">
            <text:p>0.1904761905</text:p>
          </table:table-cell>
          <table:table-cell table:number-columns-repeated="3"/>
          <table:table-cell table:style-name="ce2" table:formula="of:=AVERAGE([.J196:.J200])" office:value-type="float" office:value="0.0497435897435897">
            <text:p>0.04974358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189];[.E167];[.E145];[.E123])" office:value-type="float" office:value="68">
            <text:p>68</text:p>
          </table:table-cell>
          <table:table-cell table:style-name="ce1" table:formula="of:=[.E202]/(4*21)" office:value-type="float" office:value="0.80952380952381">
            <text:p>0.8095238095</text:p>
          </table:table-cell>
          <table:table-cell table:number-columns-repeated="3"/>
          <table:table-cell table:style-name="ce3" table:formula="of:=AVERAGE([.J168:.J188];[.J146:.J166];[.J124:.J144];[.J102:.J122])" office:value-type="float" office:value="0.139079896101899">
            <text:p>0.1390798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03]-[.H203])/[.H203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04]-[.H204])/[.H204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05]-[.H205])/[.H2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06]-[.H206])/[.H2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07]-[.H207])/[.H2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08]-[.H208])/[.H2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09]-[.H209])/[.H2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210]-[.H210])/[.H2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2">
            <text:p>842</text:p>
          </table:table-cell>
          <table:table-cell table:formula="of:=ABS([.I211]-[.H211])/[.H211]" office:value-type="float" office:value="0.0220673635307782">
            <text:p>0.0220673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36">
            <text:p>836</text:p>
          </table:table-cell>
          <table:table-cell table:formula="of:=ABS([.I212]-[.H212])/[.H212]" office:value-type="float" office:value="0.0981661272923409">
            <text:p>0.0981661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80">
            <text:p>880</text:p>
          </table:table-cell>
          <table:table-cell table:formula="of:=ABS([.I213]-[.H213])/[.H213]" office:value-type="float" office:value="0.0434782608695652">
            <text:p>0.0434782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22">
            <text:p>1022</text:p>
          </table:table-cell>
          <table:table-cell table:formula="of:=ABS([.I214]-[.H214])/[.H214]" office:value-type="float" office:value="0.0466417910447761">
            <text:p>0.0466417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19">
            <text:p>919</text:p>
          </table:table-cell>
          <table:table-cell table:formula="of:=ABS([.I215]-[.H215])/[.H215]" office:value-type="float" office:value="0.0316122233930453">
            <text:p>0.0316122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216]-[.H216])/[.H2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217]-[.H217])/[.H217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218]-[.H218])/[.H2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41">
            <text:p>941</text:p>
          </table:table-cell>
          <table:table-cell table:formula="of:=ABS([.I219]-[.H219])/[.H219]" office:value-type="float" office:value="0.0756385068762279">
            <text:p>0.0756385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table:formula="of:=ABS([.I220]-[.H220])/[.H220]" office:value-type="float" office:value="0.0213492741246798">
            <text:p>0.0213492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221]-[.H221])/[.H2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44">
            <text:p>944</text:p>
          </table:table-cell>
          <table:table-cell table:formula="of:=ABS([.I222]-[.H222])/[.H222]" office:value-type="float" office:value="0.0493454179254784">
            <text:p>0.0493454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23]-[.H223])/[.H22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03:.D223]; &quot;T&quot;)" office:value-type="float" office:value="21">
            <text:p>21</text:p>
          </table:table-cell>
          <table:table-cell table:style-name="ce1" table:formula="of:=[.E224]/21" office:value-type="float" office:value="1">
            <text:p>1</text:p>
          </table:table-cell>
          <table:table-cell table:number-columns-repeated="3"/>
          <table:table-cell table:style-name="ce1" table:formula="of:=AVERAGE([.J203:.J223])" office:value-type="float" office:value="0.0188384345636395">
            <text:p>0.0188384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5">
            <text:p>765</text:p>
          </table:table-cell>
          <table:table-cell table:formula="of:=ABS([.I225]-[.H225])/[.H225]" office:value-type="float" office:value="0.0401505646173149">
            <text:p>0.04015056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226]-[.H226])/[.H2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27]-[.H227])/[.H2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228]-[.H228])/[.H228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  <table:table-cell table:formula="of:=ABS([.I229]-[.H229])/[.H229]" office:value-type="float" office:value="0.0225352112676056">
            <text:p>0.02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30]-[.H230])/[.H2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231]-[.H231])/[.H2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232]-[.H232])/[.H2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233]-[.H233])/[.H2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234]-[.H234])/[.H234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235]-[.H235])/[.H235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6">
            <text:p>976</text:p>
          </table:table-cell>
          <table:table-cell table:formula="of:=ABS([.I236]-[.H236])/[.H236]" office:value-type="float" office:value="0.0346191889218595">
            <text:p>0.0346191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237]-[.H237])/[.H2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238]-[.H238])/[.H2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239]-[.H239])/[.H239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240]-[.H240])/[.H2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 table:formula="of:=ABS([.I241]-[.H241])/[.H241]" office:value-type="float" office:value="0.0109409190371991">
            <text:p>0.010940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04">
            <text:p>1104</text:p>
          </table:table-cell>
          <table:table-cell table:formula="of:=ABS([.I242]-[.H242])/[.H242]" office:value-type="float" office:value="0.029023746701847">
            <text:p>0.029023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59">
            <text:p>959</text:p>
          </table:table-cell>
          <table:table-cell table:formula="of:=ABS([.I243]-[.H243])/[.H243]" office:value-type="float" office:value="0.0361809045226131">
            <text:p>0.0361809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244]-[.H244])/[.H2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245]-[.H245])/[.H24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25:.D245]; &quot;T&quot;)" office:value-type="float" office:value="21">
            <text:p>21</text:p>
          </table:table-cell>
          <table:table-cell table:style-name="ce1" table:formula="of:=[.E246]/21" office:value-type="float" office:value="1">
            <text:p>1</text:p>
          </table:table-cell>
          <table:table-cell table:number-columns-repeated="3"/>
          <table:table-cell table:style-name="ce1" table:formula="of:=AVERAGE([.J225:.J245])" office:value-type="float" office:value="0.0107800077953841">
            <text:p>0.01078000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247]-[.H247])/[.H2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248]-[.H248])/[.H2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249]-[.H249])/[.H2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39">
            <text:p>539</text:p>
          </table:table-cell>
          <table:table-cell table:formula="of:=ABS([.I250]-[.H250])/[.H250]" office:value-type="float" office:value="0.215429403202329">
            <text:p>0.21542940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251]-[.H251])/[.H2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252]-[.H252])/[.H2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3">
            <text:p>713</text:p>
          </table:table-cell>
          <table:table-cell table:formula="of:=ABS([.I253]-[.H253])/[.H2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254]-[.H254])/[.H2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255]-[.H255])/[.H255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256]-[.H256])/[.H2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257]-[.H257])/[.H2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258]-[.H258])/[.H2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259]-[.H259])/[.H2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260]-[.H260])/[.H2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261]-[.H261])/[.H261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262]-[.H262])/[.H2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263]-[.H263])/[.H263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264]-[.H264])/[.H2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265]-[.H265])/[.H2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687">
            <text:p>687</text:p>
          </table:table-cell>
          <table:table-cell table:formula="of:=ABS([.I266]-[.H266])/[.H266]" office:value-type="float" office:value="0.0790884718498659">
            <text:p>0.07908847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267]-[.H267])/[.H26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47:.D267]; &quot;T&quot;)" office:value-type="float" office:value="21">
            <text:p>21</text:p>
          </table:table-cell>
          <table:table-cell table:style-name="ce1" table:formula="of:=[.E268]/21" office:value-type="float" office:value="1">
            <text:p>1</text:p>
          </table:table-cell>
          <table:table-cell table:number-columns-repeated="3"/>
          <table:table-cell table:style-name="ce1" table:formula="of:=AVERAGE([.J247:.J267])" office:value-type="float" office:value="0.0189130767021995">
            <text:p>0.0189130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269]-[.H269])/[.H2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270]-[.H270])/[.H2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78">
            <text:p>878</text:p>
          </table:table-cell>
          <table:table-cell table:formula="of:=ABS([.I271]-[.H271])/[.H271]" office:value-type="float" office:value="0.625925925925926">
            <text:p>0.6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272]-[.H272])/[.H2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ABS([.I273]-[.H273])/[.H273]" office:value-type="float" office:value="0.0280649926144756">
            <text:p>0.02806499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274]-[.H274])/[.H2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14">
            <text:p>314</text:p>
          </table:table-cell>
          <table:table-cell table:formula="of:=ABS([.I275]-[.H275])/[.H2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276]-[.H276])/[.H2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557">
            <text:p>557</text:p>
          </table:table-cell>
          <table:table-cell table:formula="of:=ABS([.I277]-[.H277])/[.H277]" office:value-type="float" office:value="0.0462328767123288">
            <text:p>0.0462328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647">
            <text:p>647</text:p>
          </table:table-cell>
          <table:table-cell table:formula="of:=ABS([.I278]-[.H278])/[.H278]" office:value-type="float" office:value="2.85119047619048">
            <text:p>2.8511904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279]-[.H279])/[.H2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57">
            <text:p>757</text:p>
          </table:table-cell>
          <table:table-cell table:formula="of:=ABS([.I280]-[.H280])/[.H280]" office:value-type="float" office:value="0.321116928446771">
            <text:p>0.3211169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57">
            <text:p>657</text:p>
          </table:table-cell>
          <table:table-cell table:formula="of:=ABS([.I281]-[.H281])/[.H281]" office:value-type="float" office:value="1.1400651465798">
            <text:p>1.1400651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636">
            <text:p>636</text:p>
          </table:table-cell>
          <table:table-cell table:formula="of:=ABS([.I282]-[.H282])/[.H282]" office:value-type="float" office:value="0.536231884057971">
            <text:p>0.5362318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03">
            <text:p>803</text:p>
          </table:table-cell>
          <table:table-cell table:formula="of:=ABS([.I283]-[.H283])/[.H28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284]-[.H284])/[.H28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285]-[.H285])/[.H28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65">
            <text:p>765</text:p>
          </table:table-cell>
          <table:table-cell table:formula="of:=ABS([.I286]-[.H286])/[.H286]" office:value-type="float" office:value="0.216216216216216">
            <text:p>0.2162162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626">
            <text:p>626</text:p>
          </table:table-cell>
          <table:table-cell table:formula="of:=ABS([.I287]-[.H287])/[.H287]" office:value-type="float" office:value="0.352051835853132">
            <text:p>0.35205183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288]-[.H288])/[.H2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539">
            <text:p>539</text:p>
          </table:table-cell>
          <table:table-cell table:formula="of:=ABS([.I289]-[.H289])/[.H289]" office:value-type="float" office:value="0.53125">
            <text:p>0.531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69:.D289]; &quot;T&quot;)" office:value-type="float" office:value="12">
            <text:p>12</text:p>
          </table:table-cell>
          <table:table-cell table:style-name="ce1" table:formula="of:=[.E290]/21" office:value-type="float" office:value="0.571428571428571">
            <text:p>0.5714285714</text:p>
          </table:table-cell>
          <table:table-cell table:number-columns-repeated="3"/>
          <table:table-cell table:style-name="ce1" table:formula="of:=AVERAGE([.J269:.J289])" office:value-type="float" office:value="0.31658791821891">
            <text:p>0.3165879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529">
            <text:p>529</text:p>
          </table:table-cell>
          <table:table-cell table:formula="of:=ABS([.I291]-[.H291])/[.H291]" office:value-type="float" office:value="0.0670194003527337">
            <text:p>0.0670194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1">
            <text:p>601</text:p>
          </table:table-cell>
          <table:table-cell table:formula="of:=ABS([.I292]-[.H292])/[.H29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8">
            <text:p>548</text:p>
          </table:table-cell>
          <table:table-cell table:formula="of:=ABS([.I293]-[.H293])/[.H2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07">
            <text:p>707</text:p>
          </table:table-cell>
          <table:table-cell table:formula="of:=ABS([.I294]-[.H294])/[.H294]" office:value-type="float" office:value="0.651869158878505">
            <text:p>0.6518691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295]-[.H295])/[.H29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291:.D295]; &quot;T&quot;)" office:value-type="float" office:value="4">
            <text:p>4</text:p>
          </table:table-cell>
          <table:table-cell table:formula="of:=[.E296]/5" office:value-type="float" office:value="0.8">
            <text:p>0.8</text:p>
          </table:table-cell>
          <table:table-cell table:number-columns-repeated="3"/>
          <table:table-cell table:style-name="ce1" table:formula="of:=AVERAGE([.J291:.J295])" office:value-type="float" office:value="0.143777711846248">
            <text:p>0.1437777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297]-[.H297])/[.H2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298]-[.H298])/[.H2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39">
            <text:p>439</text:p>
          </table:table-cell>
          <table:table-cell table:formula="of:=ABS([.I299]-[.H299])/[.H2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300]-[.H300])/[.H3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301]-[.H301])/[.H30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97:.D301]; &quot;T&quot;)" office:value-type="float" office:value="5">
            <text:p>5</text:p>
          </table:table-cell>
          <table:table-cell table:style-name="ce1" table:formula="of:=[.E302]/21" office:value-type="float" office:value="0.238095238095238">
            <text:p>0.2380952381</text:p>
          </table:table-cell>
          <table:table-cell table:number-columns-repeated="3"/>
          <table:table-cell table:style-name="ce2" table:formula="of:=AVERAGE([.J297:.J301])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290];[.E268];[.E246];[.E224])" office:value-type="float" office:value="75">
            <text:p>75</text:p>
          </table:table-cell>
          <table:table-cell table:style-name="ce1" table:formula="of:=[.E303]/(4*21)" office:value-type="float" office:value="0.892857142857143">
            <text:p>0.8928571429</text:p>
          </table:table-cell>
          <table:table-cell table:number-columns-repeated="3"/>
          <table:table-cell table:style-name="ce3" table:formula="of:=AVERAGE([.J269:.J289];[.J247:.J267];[.J225:.J245];[.J203:.J223])" office:value-type="float" office:value="0.0912798593200331">
            <text:p>0.09127985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304]-[.H304])/[.H304]" office:value-type="float" office:value="0.00233918128654971">
            <text:p>0.00233918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305]-[.H305])/[.H305]" office:value-type="float" office:value="0.0253025302530253">
            <text:p>0.0253025303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52">
            <text:p>852</text:p>
          </table:table-cell>
          <table:table-cell table:formula="of:=ABS([.I306]-[.H306])/[.H306]" office:value-type="float" office:value="0.0469798657718121">
            <text:p>0.0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ABS([.I307]-[.H307])/[.H307]" office:value-type="float" office:value="0.0242494226327945">
            <text:p>0.0242494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98">
            <text:p>898</text:p>
          </table:table-cell>
          <table:table-cell table:formula="of:=ABS([.I308]-[.H308])/[.H308]" office:value-type="float" office:value="0.156807511737089">
            <text:p>0.15680751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309]-[.H309])/[.H3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50">
            <text:p>850</text:p>
          </table:table-cell>
          <table:table-cell table:formula="of:=ABS([.I310]-[.H310])/[.H310]" office:value-type="float" office:value="0.0449438202247191">
            <text:p>0.0449438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311]-[.H311])/[.H311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312]-[.H312])/[.H3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15">
            <text:p>915</text:p>
          </table:table-cell>
          <table:table-cell table:formula="of:=ABS([.I313]-[.H313])/[.H313]" office:value-type="float" office:value="0.0129449838187702">
            <text:p>0.012944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4]-[.H314])/[.H3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15]-[.H315])/[.H3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16]-[.H316])/[.H3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table:formula="of:=ABS([.I317]-[.H317])/[.H317]" office:value-type="float" office:value="0.00325379609544469">
            <text:p>0.0032537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4">
            <text:p>814</text:p>
          </table:table-cell>
          <table:table-cell table:formula="of:=ABS([.I318]-[.H318])/[.H318]" office:value-type="float" office:value="0.00852618757612668">
            <text:p>0.0085261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319]-[.H319])/[.H3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50">
            <text:p>950</text:p>
          </table:table-cell>
          <table:table-cell table:formula="of:=ABS([.I320]-[.H320])/[.H320]" office:value-type="float" office:value="0.0667976424361493">
            <text:p>0.06679764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12">
            <text:p>1112</text:p>
          </table:table-cell>
          <table:table-cell table:formula="of:=ABS([.I321]-[.H321])/[.H321]" office:value-type="float" office:value="0.0503842869342442">
            <text:p>0.05038428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22]-[.H322])/[.H3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323]-[.H323])/[.H3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324]-[.H324])/[.H32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04:.D324]; &quot;T&quot;)" office:value-type="float" office:value="21">
            <text:p>21</text:p>
          </table:table-cell>
          <table:table-cell table:style-name="ce1" table:formula="of:=[.E325]/21" office:value-type="float" office:value="1">
            <text:p>1</text:p>
          </table:table-cell>
          <table:table-cell table:number-columns-repeated="3"/>
          <table:table-cell table:style-name="ce1" table:formula="of:=AVERAGE([.J304:.J324])" office:value-type="float" office:value="0.0218183240983875">
            <text:p>0.0218183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326]-[.H326])/[.H3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7">
            <text:p>817</text:p>
          </table:table-cell>
          <table:table-cell table:formula="of:=ABS([.I327]-[.H327])/[.H327]" office:value-type="float" office:value="0.0715909090909091">
            <text:p>0.0715909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328]-[.H328])/[.H3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329]-[.H329])/[.H329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330]-[.H330])/[.H3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331]-[.H331])/[.H3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332]-[.H332])/[.H3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table:formula="of:=ABS([.I333]-[.H333])/[.H333]" office:value-type="float" office:value="0.00398009950248756">
            <text:p>0.003980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334]-[.H334])/[.H3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335]-[.H335])/[.H3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336]-[.H336])/[.H3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6">
            <text:p>976</text:p>
          </table:table-cell>
          <table:table-cell table:formula="of:=ABS([.I337]-[.H337])/[.H337]" office:value-type="float" office:value="0.0346191889218595">
            <text:p>0.0346191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38]-[.H338])/[.H3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39]-[.H339])/[.H3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340]-[.H340])/[.H340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41]-[.H341])/[.H3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42]-[.H342])/[.H3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343]-[.H343])/[.H3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344]-[.H344])/[.H3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6">
            <text:p>826</text:p>
          </table:table-cell>
          <table:table-cell table:formula="of:=ABS([.I345]-[.H345])/[.H345]" office:value-type="float" office:value="0.046189376443418">
            <text:p>0.0461893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346]-[.H346])/[.H34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26:.D346]; &quot;T&quot;)" office:value-type="float" office:value="21">
            <text:p>21</text:p>
          </table:table-cell>
          <table:table-cell table:style-name="ce1" table:formula="of:=[.E347]/21" office:value-type="float" office:value="1">
            <text:p>1</text:p>
          </table:table-cell>
          <table:table-cell table:number-columns-repeated="3"/>
          <table:table-cell table:style-name="ce1" table:formula="of:=AVERAGE([.J326:.J346])" office:value-type="float" office:value="0.00948625315368429">
            <text:p>0.00948625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348]-[.H348])/[.H3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349]-[.H349])/[.H3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350]-[.H350])/[.H3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351]-[.H351])/[.H3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352]-[.H352])/[.H3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353]-[.H353])/[.H3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33">
            <text:p>633</text:p>
          </table:table-cell>
          <table:table-cell table:formula="of:=ABS([.I354]-[.H354])/[.H354]" office:value-type="float" office:value="0.112201963534362">
            <text:p>0.1122019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355]-[.H355])/[.H355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356]-[.H356])/[.H356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357]-[.H357])/[.H3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358]-[.H358])/[.H3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9">
            <text:p>749</text:p>
          </table:table-cell>
          <table:table-cell table:formula="of:=ABS([.I359]-[.H359])/[.H359]" office:value-type="float" office:value="0.113609467455621">
            <text:p>0.11360946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360]-[.H360])/[.H3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11">
            <text:p>611</text:p>
          </table:table-cell>
          <table:table-cell table:formula="of:=ABS([.I361]-[.H361])/[.H361]" office:value-type="float" office:value="0.115774240231548">
            <text:p>0.1157742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362]-[.H362])/[.H362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363]-[.H363])/[.H3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364]-[.H364])/[.H364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365]-[.H365])/[.H3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366]-[.H366])/[.H3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367]-[.H367])/[.H367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368]-[.H368])/[.H368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48:.D368]; &quot;T&quot;)" office:value-type="float" office:value="21">
            <text:p>21</text:p>
          </table:table-cell>
          <table:table-cell table:style-name="ce1" table:formula="of:=[.E369]/21" office:value-type="float" office:value="1">
            <text:p>1</text:p>
          </table:table-cell>
          <table:table-cell table:number-columns-repeated="3"/>
          <table:table-cell table:style-name="ce1" table:formula="of:=AVERAGE([.J348:.J368])" office:value-type="float" office:value="0.0288649954128918">
            <text:p>0.02886499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370]-[.H370])/[.H3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371]-[.H371])/[.H3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78">
            <text:p>878</text:p>
          </table:table-cell>
          <table:table-cell table:formula="of:=ABS([.I372]-[.H372])/[.H372]" office:value-type="float" office:value="0.625925925925926">
            <text:p>0.6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350">
            <text:p>350</text:p>
          </table:table-cell>
          <table:table-cell table:formula="of:=ABS([.I373]-[.H373])/[.H373]" office:value-type="float" office:value="0.164677804295943">
            <text:p>0.1646778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ABS([.I374]-[.H374])/[.H374]" office:value-type="float" office:value="0.0280649926144756">
            <text:p>0.02806499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375]-[.H375])/[.H3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14">
            <text:p>314</text:p>
          </table:table-cell>
          <table:table-cell table:formula="of:=ABS([.I376]-[.H376])/[.H3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377]-[.H377])/[.H3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378]-[.H378])/[.H3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647">
            <text:p>647</text:p>
          </table:table-cell>
          <table:table-cell table:formula="of:=ABS([.I379]-[.H379])/[.H379]" office:value-type="float" office:value="2.85119047619048">
            <text:p>2.8511904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380]-[.H380])/[.H3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57">
            <text:p>757</text:p>
          </table:table-cell>
          <table:table-cell table:formula="of:=ABS([.I381]-[.H381])/[.H381]" office:value-type="float" office:value="0.321116928446771">
            <text:p>0.3211169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57">
            <text:p>657</text:p>
          </table:table-cell>
          <table:table-cell table:formula="of:=ABS([.I382]-[.H382])/[.H382]" office:value-type="float" office:value="1.1400651465798">
            <text:p>1.1400651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636">
            <text:p>636</text:p>
          </table:table-cell>
          <table:table-cell table:formula="of:=ABS([.I383]-[.H383])/[.H383]" office:value-type="float" office:value="0.536231884057971">
            <text:p>0.5362318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table:formula="of:=ABS([.I384]-[.H384])/[.H384]" office:value-type="float" office:value="0.0161892901618929">
            <text:p>0.0161892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609">
            <text:p>609</text:p>
          </table:table-cell>
          <table:table-cell table:formula="of:=ABS([.I385]-[.H385])/[.H385]" office:value-type="float" office:value="0.406466512702079">
            <text:p>0.40646651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386]-[.H386])/[.H3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65">
            <text:p>765</text:p>
          </table:table-cell>
          <table:table-cell table:formula="of:=ABS([.I387]-[.H387])/[.H387]" office:value-type="float" office:value="0.216216216216216">
            <text:p>0.2162162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388]-[.H388])/[.H3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389]-[.H389])/[.H38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539">
            <text:p>539</text:p>
          </table:table-cell>
          <table:table-cell table:formula="of:=ABS([.I390]-[.H390])/[.H390]" office:value-type="float" office:value="0.53125">
            <text:p>0.531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70:.D390]; &quot;T&quot;)" office:value-type="float" office:value="11">
            <text:p>11</text:p>
          </table:table-cell>
          <table:table-cell table:style-name="ce1" table:formula="of:=[.E391]/21" office:value-type="float" office:value="0.523809523809524">
            <text:p>0.5238095238</text:p>
          </table:table-cell>
          <table:table-cell table:number-columns-repeated="3"/>
          <table:table-cell table:style-name="ce1" table:formula="of:=AVERAGE([.J370:.J390])" office:value-type="float" office:value="0.325590246532931">
            <text:p>0.3255902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641">
            <text:p>641</text:p>
          </table:table-cell>
          <table:table-cell table:formula="of:=ABS([.I392]-[.H392])/[.H392]" office:value-type="float" office:value="0.130511463844797">
            <text:p>0.1305114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1">
            <text:p>601</text:p>
          </table:table-cell>
          <table:table-cell table:formula="of:=ABS([.I393]-[.H393])/[.H3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646">
            <text:p>646</text:p>
          </table:table-cell>
          <table:table-cell table:formula="of:=ABS([.I394]-[.H394])/[.H394]" office:value-type="float" office:value="0.178832116788321">
            <text:p>0.17883211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07">
            <text:p>707</text:p>
          </table:table-cell>
          <table:table-cell table:formula="of:=ABS([.I395]-[.H395])/[.H395]" office:value-type="float" office:value="0.651869158878505">
            <text:p>0.6518691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396]-[.H396])/[.H39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392:.D396]; &quot;T&quot;)" office:value-type="float" office:value="2">
            <text:p>2</text:p>
          </table:table-cell>
          <table:table-cell table:formula="of:=[.E397]/5" office:value-type="float" office:value="0.4">
            <text:p>0.4</text:p>
          </table:table-cell>
          <table:table-cell table:number-columns-repeated="3"/>
          <table:table-cell table:style-name="ce1" table:formula="of:=AVERAGE([.J392:.J396])" office:value-type="float" office:value="0.192242547902325">
            <text:p>0.19224254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398]-[.H398])/[.H3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399]-[.H399])/[.H3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555">
            <text:p>555</text:p>
          </table:table-cell>
          <table:table-cell table:formula="of:=ABS([.I400]-[.H400])/[.H400]" office:value-type="float" office:value="0.264236902050114">
            <text:p>0.26423690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401]-[.H401])/[.H40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402]-[.H402])/[.H402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398:.D402]; &quot;T&quot;)" office:value-type="float" office:value="4">
            <text:p>4</text:p>
          </table:table-cell>
          <table:table-cell table:style-name="ce1" table:formula="of:=[.E403]/21" office:value-type="float" office:value="0.19047619047619">
            <text:p>0.1904761905</text:p>
          </table:table-cell>
          <table:table-cell table:number-columns-repeated="3"/>
          <table:table-cell table:style-name="ce2" table:formula="of:=AVERAGE([.J398:.J402])" office:value-type="float" office:value="0.0528473804100228">
            <text:p>0.052847380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391];[.E369];[.E347];[.E325])" office:value-type="float" office:value="74">
            <text:p>74</text:p>
          </table:table-cell>
          <table:table-cell table:style-name="ce1" table:formula="of:=[.E404]/(4*21)" office:value-type="float" office:value="0.880952380952381">
            <text:p>0.880952381</text:p>
          </table:table-cell>
          <table:table-cell table:number-columns-repeated="3"/>
          <table:table-cell table:style-name="ce3" table:formula="of:=AVERAGE([.J370:.J390];[.J348:.J368];[.J326:.J346];[.J304:.J324])" office:value-type="float" office:value="0.0964399547994737">
            <text:p>0.09643995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405]-[.H405])/[.H405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406]-[.H406])/[.H406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407]-[.H407])/[.H4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08]-[.H408])/[.H4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409]-[.H409])/[.H4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410]-[.H410])/[.H4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411]-[.H411])/[.H411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412]-[.H412])/[.H412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413]-[.H413])/[.H413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414]-[.H414])/[.H4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912">
            <text:p>912</text:p>
          </table:table-cell>
          <table:table-cell table:formula="of:=ABS([.I415]-[.H415])/[.H415]" office:value-type="float" office:value="0.00869565217391304">
            <text:p>0.0086956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416]-[.H416])/[.H4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17">
            <text:p>917</text:p>
          </table:table-cell>
          <table:table-cell table:formula="of:=ABS([.I417]-[.H417])/[.H417]" office:value-type="float" office:value="0.0337197049525817">
            <text:p>0.0337197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418]-[.H418])/[.H4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419]-[.H419])/[.H419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420]-[.H420])/[.H420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421]-[.H421])/[.H4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422]-[.H422])/[.H4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423]-[.H423])/[.H4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424]-[.H424])/[.H424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25]-[.H425])/[.H4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05:.D425]; &quot;T&quot;)" office:value-type="float" office:value="21">
            <text:p>21</text:p>
          </table:table-cell>
          <table:table-cell table:style-name="ce1" table:formula="of:=[.E426]/21" office:value-type="float" office:value="1">
            <text:p>1</text:p>
          </table:table-cell>
          <table:table-cell table:number-columns-repeated="3"/>
          <table:table-cell table:style-name="ce1" table:formula="of:=AVERAGE([.J405:.J425])" office:value-type="float" office:value="0.00613805419275395">
            <text:p>0.00613805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427]-[.H427])/[.H4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428]-[.H428])/[.H4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429]-[.H429])/[.H4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430]-[.H430])/[.H430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42">
            <text:p>942</text:p>
          </table:table-cell>
          <table:table-cell table:formula="of:=ABS([.I431]-[.H431])/[.H431]" office:value-type="float" office:value="0.115492957746479">
            <text:p>0.1154929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432]-[.H432])/[.H4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433]-[.H433])/[.H4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434]-[.H434])/[.H4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435]-[.H435])/[.H4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436]-[.H436])/[.H4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437]-[.H437])/[.H437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438]-[.H438])/[.H438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439]-[.H439])/[.H4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26">
            <text:p>826</text:p>
          </table:table-cell>
          <table:table-cell table:formula="of:=ABS([.I440]-[.H440])/[.H440]" office:value-type="float" office:value="0.0791527313266444">
            <text:p>0.07915273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441]-[.H441])/[.H4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442]-[.H442])/[.H4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443]-[.H443])/[.H4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44]-[.H444])/[.H4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45]-[.H445])/[.H4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46]-[.H446])/[.H4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447]-[.H447])/[.H44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27:.D447]; &quot;T&quot;)" office:value-type="float" office:value="21">
            <text:p>21</text:p>
          </table:table-cell>
          <table:table-cell table:style-name="ce1" table:formula="of:=[.E448]/21" office:value-type="float" office:value="1">
            <text:p>1</text:p>
          </table:table-cell>
          <table:table-cell table:number-columns-repeated="3"/>
          <table:table-cell table:style-name="ce1" table:formula="of:=AVERAGE([.J427:.J447])" office:value-type="float" office:value="0.0122801805246959">
            <text:p>0.01228018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449]-[.H449])/[.H4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50]-[.H450])/[.H4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51]-[.H451])/[.H4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452]-[.H452])/[.H4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53]-[.H453])/[.H4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454]-[.H454])/[.H4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455]-[.H455])/[.H455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456]-[.H456])/[.H456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31">
            <text:p>531</text:p>
          </table:table-cell>
          <table:table-cell table:formula="of:=ABS([.I457]-[.H457])/[.H457]" office:value-type="float" office:value="0.00375234521575985">
            <text:p>0.0037523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458]-[.H458])/[.H4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459]-[.H459])/[.H4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12">
            <text:p>712</text:p>
          </table:table-cell>
          <table:table-cell table:formula="of:=ABS([.I460]-[.H460])/[.H460]" office:value-type="float" office:value="0.157396449704142">
            <text:p>0.1573964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461]-[.H461])/[.H4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462]-[.H462])/[.H4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table:formula="of:=ABS([.I463]-[.H463])/[.H463]" office:value-type="float" office:value="0.0224719101123595">
            <text:p>0.0224719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464]-[.H464])/[.H4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465]-[.H465])/[.H465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466]-[.H466])/[.H4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467]-[.H467])/[.H4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468]-[.H468])/[.H4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469]-[.H469])/[.H469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49:.D469]; &quot;T&quot;)" office:value-type="float" office:value="21">
            <text:p>21</text:p>
          </table:table-cell>
          <table:table-cell table:style-name="ce1" table:formula="of:=[.E470]/21" office:value-type="float" office:value="1">
            <text:p>1</text:p>
          </table:table-cell>
          <table:table-cell table:number-columns-repeated="3"/>
          <table:table-cell table:style-name="ce1" table:formula="of:=AVERAGE([.J449:.J469])" office:value-type="float" office:value="0.0200777209123743">
            <text:p>0.02007772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471]-[.H471])/[.H4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472]-[.H472])/[.H4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78">
            <text:p>878</text:p>
          </table:table-cell>
          <table:table-cell table:formula="of:=ABS([.I473]-[.H473])/[.H473]" office:value-type="float" office:value="0.625925925925926">
            <text:p>0.6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513">
            <text:p>513</text:p>
          </table:table-cell>
          <table:table-cell table:formula="of:=ABS([.I474]-[.H474])/[.H474]" office:value-type="float" office:value="0.224343675417661">
            <text:p>0.22434367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ABS([.I475]-[.H475])/[.H475]" office:value-type="float" office:value="0.0827178729689808">
            <text:p>0.082717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476]-[.H476])/[.H4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14">
            <text:p>314</text:p>
          </table:table-cell>
          <table:table-cell table:formula="of:=ABS([.I477]-[.H477])/[.H4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607">
            <text:p>607</text:p>
          </table:table-cell>
          <table:table-cell table:formula="of:=ABS([.I478]-[.H478])/[.H478]" office:value-type="float" office:value="0.276519666269368">
            <text:p>0.2765196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479]-[.H479])/[.H4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647">
            <text:p>647</text:p>
          </table:table-cell>
          <table:table-cell table:formula="of:=ABS([.I480]-[.H480])/[.H480]" office:value-type="float" office:value="2.85119047619048">
            <text:p>2.8511904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481]-[.H481])/[.H4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73">
            <text:p>573</text:p>
          </table:table-cell>
          <table:table-cell table:formula="of:=ABS([.I482]-[.H482])/[.H4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07">
            <text:p>307</text:p>
          </table:table-cell>
          <table:table-cell table:formula="of:=ABS([.I483]-[.H483])/[.H48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484]-[.H484])/[.H48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03">
            <text:p>803</text:p>
          </table:table-cell>
          <table:table-cell table:formula="of:=ABS([.I485]-[.H485])/[.H48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486]-[.H486])/[.H4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626">
            <text:p>626</text:p>
          </table:table-cell>
          <table:table-cell table:formula="of:=ABS([.I487]-[.H487])/[.H487]" office:value-type="float" office:value="0.122019635343619">
            <text:p>0.12201963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65">
            <text:p>765</text:p>
          </table:table-cell>
          <table:table-cell table:formula="of:=ABS([.I488]-[.H488])/[.H488]" office:value-type="float" office:value="0.216216216216216">
            <text:p>0.2162162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489]-[.H489])/[.H48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490]-[.H490])/[.H4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52">
            <text:p>352</text:p>
          </table:table-cell>
          <table:table-cell table:formula="of:=ABS([.I491]-[.H491])/[.H49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71:.D491]; &quot;T&quot;)" office:value-type="float" office:value="16">
            <text:p>16</text:p>
          </table:table-cell>
          <table:table-cell table:style-name="ce1" table:formula="of:=[.E492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71:.J491])" office:value-type="float" office:value="0.209473022301536">
            <text:p>0.20947302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7">
            <text:p>567</text:p>
          </table:table-cell>
          <table:table-cell table:formula="of:=ABS([.I493]-[.H493])/[.H4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612">
            <text:p>612</text:p>
          </table:table-cell>
          <table:table-cell table:formula="of:=ABS([.I494]-[.H494])/[.H494]" office:value-type="float" office:value="0.0183028286189684">
            <text:p>0.0183028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8">
            <text:p>548</text:p>
          </table:table-cell>
          <table:table-cell table:formula="of:=ABS([.I495]-[.H495])/[.H4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07">
            <text:p>707</text:p>
          </table:table-cell>
          <table:table-cell table:formula="of:=ABS([.I496]-[.H496])/[.H496]" office:value-type="float" office:value="0.651869158878505">
            <text:p>0.6518691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497]-[.H497])/[.H49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93:.D497]; &quot;T&quot;)" office:value-type="float" office:value="3">
            <text:p>3</text:p>
          </table:table-cell>
          <table:table-cell table:formula="of:=[.E498]/5" office:value-type="float" office:value="0.6">
            <text:p>0.6</text:p>
          </table:table-cell>
          <table:table-cell table:number-columns-repeated="3"/>
          <table:table-cell table:style-name="ce1" table:formula="of:=AVERAGE([.J493:.J497])" office:value-type="float" office:value="0.134034397499495">
            <text:p>0.13403439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499]-[.H499])/[.H4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500]-[.H500])/[.H5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464">
            <text:p>464</text:p>
          </table:table-cell>
          <table:table-cell table:formula="of:=ABS([.I501]-[.H501])/[.H501]" office:value-type="float" office:value="0.0569476082004556">
            <text:p>0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502]-[.H502])/[.H5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503]-[.H503])/[.H50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99:.D503]; &quot;T&quot;)" office:value-type="float" office:value="4">
            <text:p>4</text:p>
          </table:table-cell>
          <table:table-cell table:style-name="ce1" table:formula="of:=[.E504]/21" office:value-type="float" office:value="0.19047619047619">
            <text:p>0.1904761905</text:p>
          </table:table-cell>
          <table:table-cell table:number-columns-repeated="3"/>
          <table:table-cell table:style-name="ce2" table:formula="of:=AVERAGE([.J499:.J503])" office:value-type="float" office:value="0.0113895216400911">
            <text:p>0.01138952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492];[.E470];[.E448];[.E426])" office:value-type="float" office:value="79">
            <text:p>79</text:p>
          </table:table-cell>
          <table:table-cell table:style-name="ce1" table:formula="of:=[.E505]/(4*21)" office:value-type="float" office:value="0.94047619047619">
            <text:p>0.9404761905</text:p>
          </table:table-cell>
          <table:table-cell table:number-columns-repeated="3"/>
          <table:table-cell table:style-name="ce3" table:formula="of:=AVERAGE([.J471:.J491];[.J449:.J469];[.J427:.J447];[.J405:.J425])" office:value-type="float" office:value="0.06199224448284">
            <text:p>0.06199224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506]-[.H506])/[.H506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92">
            <text:p>892</text:p>
          </table:table-cell>
          <table:table-cell table:formula="of:=ABS([.I507]-[.H507])/[.H507]" office:value-type="float" office:value="0.0187018701870187">
            <text:p>0.0187018702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508]-[.H508])/[.H5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509]-[.H509])/[.H5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10]-[.H510])/[.H5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511]-[.H511])/[.H5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42">
            <text:p>842</text:p>
          </table:table-cell>
          <table:table-cell table:formula="of:=ABS([.I512]-[.H512])/[.H512]" office:value-type="float" office:value="0.0539325842696629">
            <text:p>0.05393258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513]-[.H513])/[.H513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514]-[.H514])/[.H5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formula="of:=ABS([.I515]-[.H515])/[.H515]" office:value-type="float" office:value="0.00215749730312837">
            <text:p>0.0021574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69">
            <text:p>869</text:p>
          </table:table-cell>
          <table:table-cell table:formula="of:=ABS([.I516]-[.H516])/[.H516]" office:value-type="float" office:value="0.0554347826086957">
            <text:p>0.05543478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517]-[.H517])/[.H5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518]-[.H518])/[.H5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519]-[.H519])/[.H5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520]-[.H520])/[.H5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521]-[.H521])/[.H521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522]-[.H522])/[.H5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523]-[.H523])/[.H523]" office:value-type="float" office:value="0.0298889837745517">
            <text:p>0.029888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524]-[.H524])/[.H5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525]-[.H525])/[.H5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526]-[.H526])/[.H52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06:.D526]; &quot;T&quot;)" office:value-type="float" office:value="21">
            <text:p>21</text:p>
          </table:table-cell>
          <table:table-cell table:style-name="ce1" table:formula="of:=[.E527]/21" office:value-type="float" office:value="1">
            <text:p>1</text:p>
          </table:table-cell>
          <table:table-cell table:number-columns-repeated="3"/>
          <table:table-cell table:style-name="ce1" table:formula="of:=AVERAGE([.J506:.J526])" office:value-type="float" office:value="0.00851583428248886">
            <text:p>0.0085158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528]-[.H528])/[.H5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529]-[.H529])/[.H5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530]-[.H530])/[.H5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531]-[.H531])/[.H5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532]-[.H532])/[.H5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533]-[.H533])/[.H5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4">
            <text:p>784</text:p>
          </table:table-cell>
          <table:table-cell table:formula="of:=ABS([.I534]-[.H534])/[.H534]" office:value-type="float" office:value="0.035670356703567">
            <text:p>0.03567035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535]-[.H535])/[.H5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01">
            <text:p>601</text:p>
          </table:table-cell>
          <table:table-cell table:formula="of:=ABS([.I536]-[.H536])/[.H536]" office:value-type="float" office:value="0.210249671484888">
            <text:p>0.21024967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537]-[.H537])/[.H537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538]-[.H538])/[.H538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539]-[.H539])/[.H5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540]-[.H540])/[.H5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541]-[.H541])/[.H5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542]-[.H542])/[.H542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60">
            <text:p>860</text:p>
          </table:table-cell>
          <table:table-cell table:formula="of:=ABS([.I543]-[.H543])/[.H543]" office:value-type="float" office:value="0.114315139031926">
            <text:p>0.1143151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544]-[.H544])/[.H5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545]-[.H545])/[.H5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46]-[.H546])/[.H5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547]-[.H547])/[.H5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5">
            <text:p>915</text:p>
          </table:table-cell>
          <table:table-cell table:formula="of:=ABS([.I548]-[.H548])/[.H548]" office:value-type="float" office:value="0.0224358974358974">
            <text:p>0.022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28:.D548]; &quot;T&quot;)" office:value-type="float" office:value="21">
            <text:p>21</text:p>
          </table:table-cell>
          <table:table-cell table:style-name="ce1" table:formula="of:=[.E549]/21" office:value-type="float" office:value="1">
            <text:p>1</text:p>
          </table:table-cell>
          <table:table-cell table:number-columns-repeated="3"/>
          <table:table-cell table:style-name="ce1" table:formula="of:=AVERAGE([.J528:.J548])" office:value-type="float" office:value="0.0191834249972942">
            <text:p>0.0191834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550]-[.H550])/[.H5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551]-[.H551])/[.H5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552]-[.H552])/[.H5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553]-[.H553])/[.H553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554]-[.H554])/[.H5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19">
            <text:p>519</text:p>
          </table:table-cell>
          <table:table-cell table:formula="of:=ABS([.I555]-[.H555])/[.H555]" office:value-type="float" office:value="0.298648648648649">
            <text:p>0.29864864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556]-[.H556])/[.H556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557]-[.H557])/[.H5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31">
            <text:p>531</text:p>
          </table:table-cell>
          <table:table-cell table:formula="of:=ABS([.I558]-[.H558])/[.H558]" office:value-type="float" office:value="0.00375234521575985">
            <text:p>0.0037523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2">
            <text:p>682</text:p>
          </table:table-cell>
          <table:table-cell table:formula="of:=ABS([.I559]-[.H559])/[.H559]" office:value-type="float" office:value="0.0593103448275862">
            <text:p>0.05931034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560]-[.H560])/[.H5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561]-[.H561])/[.H5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87">
            <text:p>787</text:p>
          </table:table-cell>
          <table:table-cell table:formula="of:=ABS([.I562]-[.H562])/[.H562]" office:value-type="float" office:value="0.0506634499396864">
            <text:p>0.05066344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table:formula="of:=ABS([.I563]-[.H563])/[.H563]" office:value-type="float" office:value="0.0173661360347323">
            <text:p>0.017366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564]-[.H564])/[.H5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565]-[.H565])/[.H5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566]-[.H566])/[.H566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567]-[.H567])/[.H5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568]-[.H568])/[.H5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569]-[.H569])/[.H5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570]-[.H570])/[.H57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50:.D570]; &quot;T&quot;)" office:value-type="float" office:value="21">
            <text:p>21</text:p>
          </table:table-cell>
          <table:table-cell table:style-name="ce1" table:formula="of:=[.E571]/21" office:value-type="float" office:value="1">
            <text:p>1</text:p>
          </table:table-cell>
          <table:table-cell table:number-columns-repeated="3"/>
          <table:table-cell table:style-name="ce1" table:formula="of:=AVERAGE([.J550:.J570])" office:value-type="float" office:value="0.0268612950318442">
            <text:p>0.0268612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463">
            <text:p>463</text:p>
          </table:table-cell>
          <table:table-cell table:formula="of:=ABS([.I572]-[.H572])/[.H572]" office:value-type="float" office:value="0.0776892430278885">
            <text:p>0.077689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573]-[.H573])/[.H5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78">
            <text:p>878</text:p>
          </table:table-cell>
          <table:table-cell table:formula="of:=ABS([.I574]-[.H574])/[.H574]" office:value-type="float" office:value="0.625925925925926">
            <text:p>0.6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468">
            <text:p>468</text:p>
          </table:table-cell>
          <table:table-cell table:formula="of:=ABS([.I575]-[.H575])/[.H575]" office:value-type="float" office:value="0.116945107398568">
            <text:p>0.11694510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ABS([.I576]-[.H576])/[.H576]" office:value-type="float" office:value="0.0827178729689808">
            <text:p>0.082717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33">
            <text:p>833</text:p>
          </table:table-cell>
          <table:table-cell table:formula="of:=ABS([.I577]-[.H577])/[.H577]" office:value-type="float" office:value="0.0158536585365854">
            <text:p>0.0158536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14">
            <text:p>314</text:p>
          </table:table-cell>
          <table:table-cell table:formula="of:=ABS([.I578]-[.H578])/[.H5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9">
            <text:p>839</text:p>
          </table:table-cell>
          <table:table-cell table:formula="of:=ABS([.I579]-[.H579])/[.H5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580]-[.H580])/[.H5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581]-[.H581])/[.H5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582]-[.H582])/[.H5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73">
            <text:p>573</text:p>
          </table:table-cell>
          <table:table-cell table:formula="of:=ABS([.I583]-[.H583])/[.H58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436">
            <text:p>436</text:p>
          </table:table-cell>
          <table:table-cell table:formula="of:=ABS([.I584]-[.H584])/[.H584]" office:value-type="float" office:value="0.420195439739414">
            <text:p>0.42019543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585]-[.H585])/[.H58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03">
            <text:p>803</text:p>
          </table:table-cell>
          <table:table-cell table:formula="of:=ABS([.I586]-[.H586])/[.H5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587]-[.H587])/[.H5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588]-[.H588])/[.H5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382">
            <text:p>382</text:p>
          </table:table-cell>
          <table:table-cell table:formula="of:=ABS([.I589]-[.H589])/[.H589]" office:value-type="float" office:value="0.39268680445151">
            <text:p>0.3926868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590]-[.H590])/[.H5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764">
            <text:p>764</text:p>
          </table:table-cell>
          <table:table-cell table:formula="of:=ABS([.I591]-[.H591])/[.H591]" office:value-type="float" office:value="0.228295819935691">
            <text:p>0.2282958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492">
            <text:p>492</text:p>
          </table:table-cell>
          <table:table-cell table:formula="of:=ABS([.I592]-[.H592])/[.H592]" office:value-type="float" office:value="0.397727272727273">
            <text:p>0.3977272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572:.D592]; &quot;T&quot;)" office:value-type="float" office:value="14">
            <text:p>14</text:p>
          </table:table-cell>
          <table:table-cell table:style-name="ce1" table:formula="of:=[.E593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572:.J592])" office:value-type="float" office:value="0.112287483081516">
            <text:p>0.1122874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7">
            <text:p>567</text:p>
          </table:table-cell>
          <table:table-cell table:formula="of:=ABS([.I594]-[.H594])/[.H5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1">
            <text:p>601</text:p>
          </table:table-cell>
          <table:table-cell table:formula="of:=ABS([.I595]-[.H595])/[.H5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8">
            <text:p>548</text:p>
          </table:table-cell>
          <table:table-cell table:formula="of:=ABS([.I596]-[.H596])/[.H59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617">
            <text:p>617</text:p>
          </table:table-cell>
          <table:table-cell table:formula="of:=ABS([.I597]-[.H597])/[.H597]" office:value-type="float" office:value="0.441588785046729">
            <text:p>0.441588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598]-[.H598])/[.H598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594:.D598]; &quot;T&quot;)" office:value-type="float" office:value="4">
            <text:p>4</text:p>
          </table:table-cell>
          <table:table-cell table:formula="of:=[.E599]/5" office:value-type="float" office:value="0.8">
            <text:p>0.8</text:p>
          </table:table-cell>
          <table:table-cell table:number-columns-repeated="3"/>
          <table:table-cell table:style-name="ce1" table:formula="of:=AVERAGE([.J594:.J598])" office:value-type="float" office:value="0.0883177570093458">
            <text:p>0.088317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577">
            <text:p>577</text:p>
          </table:table-cell>
          <table:table-cell table:formula="of:=ABS([.I600]-[.H600])/[.H600]" office:value-type="float" office:value="0.00173611111111111">
            <text:p>0.00173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601]-[.H601])/[.H60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657">
            <text:p>657</text:p>
          </table:table-cell>
          <table:table-cell table:formula="of:=ABS([.I602]-[.H602])/[.H602]" office:value-type="float" office:value="0.496583143507973">
            <text:p>0.49658314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660">
            <text:p>660</text:p>
          </table:table-cell>
          <table:table-cell table:formula="of:=ABS([.I603]-[.H603])/[.H603]" office:value-type="float" office:value="0.164556962025316">
            <text:p>0.1645569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604]-[.H604])/[.H604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0:.D604]; &quot;T&quot;)" office:value-type="float" office:value="2">
            <text:p>2</text:p>
          </table:table-cell>
          <table:table-cell table:style-name="ce1" table:formula="of:=[.E605]/21" office:value-type="float" office:value="0.0952380952380952">
            <text:p>0.0952380952</text:p>
          </table:table-cell>
          <table:table-cell table:number-columns-repeated="3"/>
          <table:table-cell table:style-name="ce2" table:formula="of:=AVERAGE([.J600:.J604])" office:value-type="float" office:value="0.13257524332888">
            <text:p>0.132575243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593];[.E571];[.E549];[.E527])" office:value-type="float" office:value="77">
            <text:p>77</text:p>
          </table:table-cell>
          <table:table-cell table:style-name="ce1" table:formula="of:=[.E606]/(4*21)" office:value-type="float" office:value="0.916666666666667">
            <text:p>0.9166666667</text:p>
          </table:table-cell>
          <table:table-cell table:number-columns-repeated="3"/>
          <table:table-cell table:style-name="ce3" table:formula="of:=AVERAGE([.J572:.J592];[.J550:.J570];[.J528:.J548];[.J506:.J526])" office:value-type="float" office:value="0.0417120093482858">
            <text:p>0.04171200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49">
            <text:p>849</text:p>
          </table:table-cell>
          <table:table-cell table:formula="of:=ABS([.I607]-[.H607])/[.H607]" office:value-type="float" office:value="0.00701754385964912">
            <text:p>0.0070175439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608]-[.H608])/[.H608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609]-[.H609])/[.H6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ABS([.I610]-[.H610])/[.H610]" office:value-type="float" office:value="0.0242494226327945">
            <text:p>0.0242494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611]-[.H611])/[.H6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12]-[.H612])/[.H6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613]-[.H613])/[.H6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614]-[.H614])/[.H614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615]-[.H615])/[.H615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616]-[.H616])/[.H6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617]-[.H617])/[.H6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618]-[.H618])/[.H6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7">
            <text:p>937</text:p>
          </table:table-cell>
          <table:table-cell table:formula="of:=ABS([.I619]-[.H619])/[.H619]" office:value-type="float" office:value="0.0126448893572181">
            <text:p>0.0126448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620]-[.H620])/[.H6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9">
            <text:p>809</text:p>
          </table:table-cell>
          <table:table-cell table:formula="of:=ABS([.I621]-[.H621])/[.H621]" office:value-type="float" office:value="0.0146163215590743">
            <text:p>0.01461632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622]-[.H622])/[.H622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623]-[.H623])/[.H6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624]-[.H624])/[.H6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625]-[.H625])/[.H6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626]-[.H626])/[.H6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627]-[.H627])/[.H62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07:.D627]; &quot;T&quot;)" office:value-type="float" office:value="21">
            <text:p>21</text:p>
          </table:table-cell>
          <table:table-cell table:style-name="ce1" table:formula="of:=[.E628]/21" office:value-type="float" office:value="1">
            <text:p>1</text:p>
          </table:table-cell>
          <table:table-cell table:number-columns-repeated="3"/>
          <table:table-cell table:style-name="ce1" table:formula="of:=AVERAGE([.J607:.J627])" office:value-type="float" office:value="0.0045079324754953">
            <text:p>0.00450793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29]-[.H629])/[.H6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30]-[.H630])/[.H6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31]-[.H631])/[.H6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632]-[.H632])/[.H632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33]-[.H633])/[.H6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34]-[.H634])/[.H6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84">
            <text:p>784</text:p>
          </table:table-cell>
          <table:table-cell table:formula="of:=ABS([.I635]-[.H635])/[.H635]" office:value-type="float" office:value="0.035670356703567">
            <text:p>0.03567035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636]-[.H636])/[.H6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637]-[.H637])/[.H6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638]-[.H638])/[.H638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639]-[.H639])/[.H639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6">
            <text:p>976</text:p>
          </table:table-cell>
          <table:table-cell table:formula="of:=ABS([.I640]-[.H640])/[.H640]" office:value-type="float" office:value="0.0346191889218595">
            <text:p>0.0346191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641]-[.H641])/[.H6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642]-[.H642])/[.H6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643]-[.H643])/[.H6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644]-[.H644])/[.H6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 table:formula="of:=ABS([.I645]-[.H645])/[.H645]" office:value-type="float" office:value="0.0109409190371991">
            <text:p>0.010940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646]-[.H646])/[.H6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647]-[.H647])/[.H6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648]-[.H648])/[.H6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0">
            <text:p>910</text:p>
          </table:table-cell>
          <table:table-cell table:formula="of:=ABS([.I649]-[.H649])/[.H649]" office:value-type="float" office:value="0.0277777777777778">
            <text:p>0.02777777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29:.D649]; &quot;T&quot;)" office:value-type="float" office:value="21">
            <text:p>21</text:p>
          </table:table-cell>
          <table:table-cell table:style-name="ce1" table:formula="of:=[.E650]/21" office:value-type="float" office:value="1">
            <text:p>1</text:p>
          </table:table-cell>
          <table:table-cell table:number-columns-repeated="3"/>
          <table:table-cell table:style-name="ce1" table:formula="of:=AVERAGE([.J629:.J649])" office:value-type="float" office:value="0.00699098861725641">
            <text:p>0.00699098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651]-[.H651])/[.H6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652]-[.H652])/[.H6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653]-[.H653])/[.H6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595">
            <text:p>595</text:p>
          </table:table-cell>
          <table:table-cell table:formula="of:=ABS([.I654]-[.H654])/[.H654]" office:value-type="float" office:value="0.13391557496361">
            <text:p>0.1339155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655]-[.H655])/[.H6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19">
            <text:p>519</text:p>
          </table:table-cell>
          <table:table-cell table:formula="of:=ABS([.I656]-[.H656])/[.H656]" office:value-type="float" office:value="0.298648648648649">
            <text:p>0.29864864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657]-[.H657])/[.H657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658]-[.H658])/[.H658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27">
            <text:p>527</text:p>
          </table:table-cell>
          <table:table-cell table:formula="of:=ABS([.I659]-[.H659])/[.H659]" office:value-type="float" office:value="0.0112570356472796">
            <text:p>0.01125703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660]-[.H660])/[.H6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0">
            <text:p>620</text:p>
          </table:table-cell>
          <table:table-cell table:formula="of:=ABS([.I661]-[.H661])/[.H661]" office:value-type="float" office:value="0.161028416779432">
            <text:p>0.16102841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649">
            <text:p>649</text:p>
          </table:table-cell>
          <table:table-cell table:formula="of:=ABS([.I662]-[.H662])/[.H662]" office:value-type="float" office:value="0.231952662721893">
            <text:p>0.23195266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533">
            <text:p>533</text:p>
          </table:table-cell>
          <table:table-cell table:formula="of:=ABS([.I663]-[.H663])/[.H663]" office:value-type="float" office:value="0.357056694813028">
            <text:p>0.35705669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table:formula="of:=ABS([.I664]-[.H664])/[.H664]" office:value-type="float" office:value="0.0173661360347323">
            <text:p>0.017366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665]-[.H665])/[.H6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666]-[.H666])/[.H6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667]-[.H667])/[.H6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754">
            <text:p>754</text:p>
          </table:table-cell>
          <table:table-cell table:formula="of:=ABS([.I668]-[.H668])/[.H668]" office:value-type="float" office:value="0.241448692152917">
            <text:p>0.2414486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69]-[.H669])/[.H6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670]-[.H670])/[.H670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5">
            <text:p>855</text:p>
          </table:table-cell>
          <table:table-cell table:formula="of:=ABS([.I671]-[.H671])/[.H671]" office:value-type="float" office:value="0.0655737704918033">
            <text:p>0.065573770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51:.D671]; &quot;T&quot;)" office:value-type="float" office:value="21">
            <text:p>21</text:p>
          </table:table-cell>
          <table:table-cell table:style-name="ce1" table:formula="of:=[.E672]/21" office:value-type="float" office:value="1">
            <text:p>1</text:p>
          </table:table-cell>
          <table:table-cell table:number-columns-repeated="3"/>
          <table:table-cell table:style-name="ce1" table:formula="of:=AVERAGE([.J651:.J671])" office:value-type="float" office:value="0.0800193420152289">
            <text:p>0.080019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673]-[.H673])/[.H6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45">
            <text:p>745</text:p>
          </table:table-cell>
          <table:table-cell table:formula="of:=ABS([.I674]-[.H674])/[.H6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40">
            <text:p>540</text:p>
          </table:table-cell>
          <table:table-cell table:formula="of:=ABS([.I675]-[.H675])/[.H6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676]-[.H676])/[.H6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ABS([.I677]-[.H677])/[.H677]" office:value-type="float" office:value="0.0827178729689808">
            <text:p>0.082717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33">
            <text:p>833</text:p>
          </table:table-cell>
          <table:table-cell table:formula="of:=ABS([.I678]-[.H678])/[.H678]" office:value-type="float" office:value="0.0158536585365854">
            <text:p>0.01585365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467">
            <text:p>467</text:p>
          </table:table-cell>
          <table:table-cell table:formula="of:=ABS([.I679]-[.H679])/[.H679]" office:value-type="float" office:value="0.487261146496815">
            <text:p>0.48726114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  <table:table-cell table:formula="of:=ABS([.I680]-[.H680])/[.H680]" office:value-type="float" office:value="0.00119189511323004">
            <text:p>0.00119189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681]-[.H681])/[.H6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590">
            <text:p>590</text:p>
          </table:table-cell>
          <table:table-cell table:formula="of:=ABS([.I682]-[.H682])/[.H682]" office:value-type="float" office:value="2.51190476190476">
            <text:p>2.5119047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683]-[.H683])/[.H68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73">
            <text:p>573</text:p>
          </table:table-cell>
          <table:table-cell table:formula="of:=ABS([.I684]-[.H684])/[.H68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57">
            <text:p>657</text:p>
          </table:table-cell>
          <table:table-cell table:formula="of:=ABS([.I685]-[.H685])/[.H685]" office:value-type="float" office:value="1.1400651465798">
            <text:p>1.1400651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686]-[.H686])/[.H6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table:formula="of:=ABS([.I687]-[.H687])/[.H687]" office:value-type="float" office:value="0.0161892901618929">
            <text:p>0.01618929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688]-[.H688])/[.H6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13">
            <text:p>713</text:p>
          </table:table-cell>
          <table:table-cell table:formula="of:=ABS([.I689]-[.H689])/[.H68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9">
            <text:p>629</text:p>
          </table:table-cell>
          <table:table-cell table:formula="of:=ABS([.I690]-[.H690])/[.H6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691]-[.H691])/[.H6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764">
            <text:p>764</text:p>
          </table:table-cell>
          <table:table-cell table:formula="of:=ABS([.I692]-[.H692])/[.H692]" office:value-type="float" office:value="0.228295819935691">
            <text:p>0.2282958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675">
            <text:p>675</text:p>
          </table:table-cell>
          <table:table-cell table:formula="of:=ABS([.I693]-[.H693])/[.H693]" office:value-type="float" office:value="0.917613636363636">
            <text:p>0.91761363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3:.D693]; &quot;T&quot;)" office:value-type="float" office:value="13">
            <text:p>13</text:p>
          </table:table-cell>
          <table:table-cell table:style-name="ce1" table:formula="of:=[.E694]/21" office:value-type="float" office:value="0.619047619047619">
            <text:p>0.619047619</text:p>
          </table:table-cell>
          <table:table-cell table:number-columns-repeated="3"/>
          <table:table-cell table:style-name="ce1" table:formula="of:=AVERAGE([.J673:.J693])" office:value-type="float" office:value="0.257194915621971">
            <text:p>0.25719491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7">
            <text:p>567</text:p>
          </table:table-cell>
          <table:table-cell table:formula="of:=ABS([.I695]-[.H695])/[.H6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1">
            <text:p>601</text:p>
          </table:table-cell>
          <table:table-cell table:formula="of:=ABS([.I696]-[.H696])/[.H69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49">
            <text:p>949</text:p>
          </table:table-cell>
          <table:table-cell table:formula="of:=ABS([.I697]-[.H697])/[.H697]" office:value-type="float" office:value="0.731751824817518">
            <text:p>0.7317518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632">
            <text:p>632</text:p>
          </table:table-cell>
          <table:table-cell table:formula="of:=ABS([.I698]-[.H698])/[.H698]" office:value-type="float" office:value="0.476635514018692">
            <text:p>0.4766355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699]-[.H699])/[.H69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695:.D699]; &quot;T&quot;)" office:value-type="float" office:value="3">
            <text:p>3</text:p>
          </table:table-cell>
          <table:table-cell table:formula="of:=[.E700]/5" office:value-type="float" office:value="0.6">
            <text:p>0.6</text:p>
          </table:table-cell>
          <table:table-cell table:number-columns-repeated="3"/>
          <table:table-cell table:style-name="ce1" table:formula="of:=AVERAGE([.J695:.J699])" office:value-type="float" office:value="0.241677467767242">
            <text:p>0.24167746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701]-[.H701])/[.H70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702]-[.H702])/[.H7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509">
            <text:p>509</text:p>
          </table:table-cell>
          <table:table-cell table:formula="of:=ABS([.I703]-[.H703])/[.H703]" office:value-type="float" office:value="0.159453302961276">
            <text:p>0.159453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407">
            <text:p>407</text:p>
          </table:table-cell>
          <table:table-cell table:formula="of:=ABS([.I704]-[.H704])/[.H704]" office:value-type="float" office:value="0.484810126582278">
            <text:p>0.48481012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705]-[.H705])/[.H70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1:.D705]; &quot;T&quot;)" office:value-type="float" office:value="3">
            <text:p>3</text:p>
          </table:table-cell>
          <table:table-cell table:style-name="ce1" table:formula="of:=[.E706]/21" office:value-type="float" office:value="0.142857142857143">
            <text:p>0.1428571429</text:p>
          </table:table-cell>
          <table:table-cell table:number-columns-repeated="3"/>
          <table:table-cell table:style-name="ce2" table:formula="of:=AVERAGE([.J701:.J705])" office:value-type="float" office:value="0.128852685908711">
            <text:p>0.128852685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694];[.E672];[.E650];[.E628])" office:value-type="float" office:value="76">
            <text:p>76</text:p>
          </table:table-cell>
          <table:table-cell table:style-name="ce1" table:formula="of:=[.E707]/(4*21)" office:value-type="float" office:value="0.904761904761905">
            <text:p>0.9047619048</text:p>
          </table:table-cell>
          <table:table-cell table:number-columns-repeated="3"/>
          <table:table-cell table:style-name="ce3" table:formula="of:=AVERAGE([.J673:.J693];[.J651:.J671];[.J629:.J649];[.J607:.J627])" office:value-type="float" office:value="0.087178294682488">
            <text:p>0.08717829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708]-[.H708])/[.H708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67">
            <text:p>867</text:p>
          </table:table-cell>
          <table:table-cell table:formula="of:=ABS([.I709]-[.H709])/[.H709]" office:value-type="float" office:value="0.0462046204620462">
            <text:p>0.046204620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37">
            <text:p>737</text:p>
          </table:table-cell>
          <table:table-cell table:formula="of:=ABS([.I710]-[.H710])/[.H710]" office:value-type="float" office:value="0.175615212527964">
            <text:p>0.17561521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711]-[.H711])/[.H7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52">
            <text:p>852</text:p>
          </table:table-cell>
          <table:table-cell table:formula="of:=ABS([.I712]-[.H712])/[.H712]" office:value-type="float" office:value="0.2">
            <text:p>0.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12">
            <text:p>912</text:p>
          </table:table-cell>
          <table:table-cell table:formula="of:=ABS([.I713]-[.H713])/[.H713]" office:value-type="float" office:value="0.0607621009268795">
            <text:p>0.0607621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04">
            <text:p>804</text:p>
          </table:table-cell>
          <table:table-cell table:formula="of:=ABS([.I714]-[.H714])/[.H714]" office:value-type="float" office:value="0.0966292134831461">
            <text:p>0.09662921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715]-[.H715])/[.H715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46">
            <text:p>846</text:p>
          </table:table-cell>
          <table:table-cell table:formula="of:=ABS([.I716]-[.H716])/[.H716]" office:value-type="float" office:value="0.0174216027874564">
            <text:p>0.0174216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13">
            <text:p>913</text:p>
          </table:table-cell>
          <table:table-cell table:formula="of:=ABS([.I717]-[.H717])/[.H717]" office:value-type="float" office:value="0.0151024811218986">
            <text:p>0.01510248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718]-[.H718])/[.H7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16">
            <text:p>1016</text:p>
          </table:table-cell>
          <table:table-cell table:formula="of:=ABS([.I719]-[.H719])/[.H719]" office:value-type="float" office:value="0.0522388059701493">
            <text:p>0.052238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44">
            <text:p>844</text:p>
          </table:table-cell>
          <table:table-cell table:formula="of:=ABS([.I720]-[.H720])/[.H720]" office:value-type="float" office:value="0.110642781875659">
            <text:p>0.1106427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09">
            <text:p>909</text:p>
          </table:table-cell>
          <table:table-cell table:formula="of:=ABS([.I721]-[.H721])/[.H721]" office:value-type="float" office:value="0.0140997830802603">
            <text:p>0.0140997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8">
            <text:p>808</text:p>
          </table:table-cell>
          <table:table-cell table:formula="of:=ABS([.I722]-[.H722])/[.H722]" office:value-type="float" office:value="0.0158343483556638">
            <text:p>0.0158343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723]-[.H723])/[.H7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724]-[.H724])/[.H7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46">
            <text:p>1146</text:p>
          </table:table-cell>
          <table:table-cell table:formula="of:=ABS([.I725]-[.H725])/[.H725]" office:value-type="float" office:value="0.0213492741246798">
            <text:p>0.0213492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16">
            <text:p>1016</text:p>
          </table:table-cell>
          <table:table-cell table:formula="of:=ABS([.I726]-[.H726])/[.H726]" office:value-type="float" office:value="0.0258868648130393">
            <text:p>0.0258868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727]-[.H727])/[.H7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77">
            <text:p>1077</text:p>
          </table:table-cell>
          <table:table-cell table:formula="of:=ABS([.I728]-[.H728])/[.H728]" office:value-type="float" office:value="0.0477453580901857">
            <text:p>0.047745358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08:.D728]; &quot;T&quot;)" office:value-type="float" office:value="21">
            <text:p>21</text:p>
          </table:table-cell>
          <table:table-cell table:style-name="ce1" table:formula="of:=[.E729]/21" office:value-type="float" office:value="1">
            <text:p>1</text:p>
          </table:table-cell>
          <table:table-cell table:number-columns-repeated="3"/>
          <table:table-cell table:style-name="ce1" table:formula="of:=AVERAGE([.J708:.J728])" office:value-type="float" office:value="0.0435803821389734">
            <text:p>0.04358038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9">
            <text:p>769</text:p>
          </table:table-cell>
          <table:table-cell table:formula="of:=ABS([.I730]-[.H730])/[.H730]" office:value-type="float" office:value="0.0351317440401506">
            <text:p>0.035131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731]-[.H731])/[.H731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732]-[.H732])/[.H7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733]-[.H733])/[.H7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734]-[.H734])/[.H7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5">
            <text:p>815</text:p>
          </table:table-cell>
          <table:table-cell table:formula="of:=ABS([.I735]-[.H735])/[.H735]" office:value-type="float" office:value="0.0728100113765643">
            <text:p>0.07281001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29">
            <text:p>729</text:p>
          </table:table-cell>
          <table:table-cell table:formula="of:=ABS([.I736]-[.H736])/[.H736]" office:value-type="float" office:value="0.103321033210332">
            <text:p>0.10332103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25">
            <text:p>925</text:p>
          </table:table-cell>
          <table:table-cell table:formula="of:=ABS([.I737]-[.H737])/[.H737]" office:value-type="float" office:value="0.0796019900497512">
            <text:p>0.07960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53">
            <text:p>653</text:p>
          </table:table-cell>
          <table:table-cell table:formula="of:=ABS([.I738]-[.H738])/[.H738]" office:value-type="float" office:value="0.1419185282523">
            <text:p>0.1419185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39]-[.H739])/[.H739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39">
            <text:p>739</text:p>
          </table:table-cell>
          <table:table-cell table:formula="of:=ABS([.I740]-[.H740])/[.H740]" office:value-type="float" office:value="0.0680958385876419">
            <text:p>0.0680958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78">
            <text:p>978</text:p>
          </table:table-cell>
          <table:table-cell table:formula="of:=ABS([.I741]-[.H741])/[.H741]" office:value-type="float" office:value="0.0326409495548961">
            <text:p>0.03264094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06">
            <text:p>806</text:p>
          </table:table-cell>
          <table:table-cell table:formula="of:=ABS([.I742]-[.H742])/[.H742]" office:value-type="float" office:value="0.13519313304721">
            <text:p>0.135193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59">
            <text:p>859</text:p>
          </table:table-cell>
          <table:table-cell table:formula="of:=ABS([.I743]-[.H743])/[.H743]" office:value-type="float" office:value="0.0423634336677815">
            <text:p>0.04236343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18">
            <text:p>618</text:p>
          </table:table-cell>
          <table:table-cell table:formula="of:=ABS([.I744]-[.H744])/[.H744]" office:value-type="float" office:value="0.134453781512605">
            <text:p>0.13445378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45]-[.H745])/[.H7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41">
            <text:p>841</text:p>
          </table:table-cell>
          <table:table-cell table:formula="of:=ABS([.I746]-[.H746])/[.H746]" office:value-type="float" office:value="0.0798687089715536">
            <text:p>0.079868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28">
            <text:p>928</text:p>
          </table:table-cell>
          <table:table-cell table:formula="of:=ABS([.I747]-[.H747])/[.H747]" office:value-type="float" office:value="0.183817062445031">
            <text:p>0.183817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7">
            <text:p>987</text:p>
          </table:table-cell>
          <table:table-cell table:formula="of:=ABS([.I748]-[.H748])/[.H748]" office:value-type="float" office:value="0.00804020100502513">
            <text:p>0.008040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749]-[.H749])/[.H7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65">
            <text:p>765</text:p>
          </table:table-cell>
          <table:table-cell table:formula="of:=ABS([.I750]-[.H750])/[.H750]" office:value-type="float" office:value="0.182692307692308">
            <text:p>0.18269230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30:.D750]; &quot;T&quot;)" office:value-type="float" office:value="21">
            <text:p>21</text:p>
          </table:table-cell>
          <table:table-cell table:style-name="ce1" table:formula="of:=[.E751]/21" office:value-type="float" office:value="1">
            <text:p>1</text:p>
          </table:table-cell>
          <table:table-cell table:number-columns-repeated="3"/>
          <table:table-cell table:style-name="ce1" table:formula="of:=AVERAGE([.J730:.J750])" office:value-type="float" office:value="0.065263693012468">
            <text:p>0.065263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752]-[.H752])/[.H752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97">
            <text:p>797</text:p>
          </table:table-cell>
          <table:table-cell table:formula="of:=ABS([.I753]-[.H753])/[.H753]" office:value-type="float" office:value="0.0268620268620269">
            <text:p>0.02686202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754]-[.H754])/[.H7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2">
            <text:p>1022</text:p>
          </table:table-cell>
          <table:table-cell table:formula="of:=ABS([.I755]-[.H755])/[.H755]" office:value-type="float" office:value="0.487627365356623">
            <text:p>0.4876273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814">
            <text:p>814</text:p>
          </table:table-cell>
          <table:table-cell table:formula="of:=ABS([.I756]-[.H756])/[.H756]" office:value-type="float" office:value="0.198818897637795">
            <text:p>0.19881889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65">
            <text:p>965</text:p>
          </table:table-cell>
          <table:table-cell table:formula="of:=ABS([.I757]-[.H757])/[.H757]" office:value-type="float" office:value="0.304054054054054">
            <text:p>0.3040540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68">
            <text:p>668</text:p>
          </table:table-cell>
          <table:table-cell table:formula="of:=ABS([.I758]-[.H758])/[.H758]" office:value-type="float" office:value="0.0631136044880785">
            <text:p>0.0631136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19">
            <text:p>819</text:p>
          </table:table-cell>
          <table:table-cell table:formula="of:=ABS([.I759]-[.H759])/[.H759]" office:value-type="float" office:value="0.0879732739420935">
            <text:p>0.0879732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760]-[.H760])/[.H760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54">
            <text:p>654</text:p>
          </table:table-cell>
          <table:table-cell table:formula="of:=ABS([.I761]-[.H761])/[.H761]" office:value-type="float" office:value="0.0979310344827586">
            <text:p>0.09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382">
            <text:p>382</text:p>
          </table:table-cell>
          <table:table-cell table:formula="of:=ABS([.I762]-[.H762])/[.H762]" office:value-type="float" office:value="0.483085250338295">
            <text:p>0.4830852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9">
            <text:p>749</text:p>
          </table:table-cell>
          <table:table-cell table:formula="of:=ABS([.I763]-[.H763])/[.H763]" office:value-type="float" office:value="0.113609467455621">
            <text:p>0.11360946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36">
            <text:p>1036</text:p>
          </table:table-cell>
          <table:table-cell table:formula="of:=ABS([.I764]-[.H764])/[.H764]" office:value-type="float" office:value="0.249698431845597">
            <text:p>0.24969843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1014">
            <text:p>1014</text:p>
          </table:table-cell>
          <table:table-cell table:formula="of:=ABS([.I765]-[.H765])/[.H765]" office:value-type="float" office:value="0.467438494934877">
            <text:p>0.4674384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25">
            <text:p>525</text:p>
          </table:table-cell>
          <table:table-cell table:formula="of:=ABS([.I766]-[.H766])/[.H766]" office:value-type="float" office:value="0.157303370786517">
            <text:p>0.1573033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51">
            <text:p>751</text:p>
          </table:table-cell>
          <table:table-cell table:formula="of:=ABS([.I767]-[.H767])/[.H767]" office:value-type="float" office:value="0.112293144208038">
            <text:p>0.11229314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51">
            <text:p>851</text:p>
          </table:table-cell>
          <table:table-cell table:formula="of:=ABS([.I768]-[.H768])/[.H768]" office:value-type="float" office:value="0.0689277899343545">
            <text:p>0.0689277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769]-[.H769])/[.H769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770]-[.H770])/[.H7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771]-[.H771])/[.H771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03">
            <text:p>803</text:p>
          </table:table-cell>
          <table:table-cell table:formula="of:=ABS([.I772]-[.H772])/[.H772]" office:value-type="float" office:value="0.122404371584699">
            <text:p>0.12240437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52:.D772]; &quot;T&quot;)" office:value-type="float" office:value="14">
            <text:p>14</text:p>
          </table:table-cell>
          <table:table-cell table:style-name="ce1" table:formula="of:=[.E773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752:.J772])" office:value-type="float" office:value="0.204440470801619">
            <text:p>0.20444047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88">
            <text:p>888</text:p>
          </table:table-cell>
          <table:table-cell table:formula="of:=ABS([.I774]-[.H774])/[.H774]" office:value-type="float" office:value="0.768924302788845">
            <text:p>0.76892430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775]-[.H775])/[.H775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776]-[.H776])/[.H776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62">
            <text:p>862</text:p>
          </table:table-cell>
          <table:table-cell table:formula="of:=ABS([.I777]-[.H777])/[.H777]" office:value-type="float" office:value="1.05727923627685">
            <text:p>1.05727923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778]-[.H778])/[.H778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79]-[.H779])/[.H779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0">
            <text:p>580</text:p>
          </table:table-cell>
          <table:table-cell table:formula="of:=ABS([.I780]-[.H780])/[.H780]" office:value-type="float" office:value="0.847133757961784">
            <text:p>0.8471337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81]-[.H781])/[.H781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82]-[.H782])/[.H782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83]-[.H783])/[.H783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784]-[.H784])/[.H784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08">
            <text:p>1008</text:p>
          </table:table-cell>
          <table:table-cell table:formula="of:=ABS([.I785]-[.H785])/[.H785]" office:value-type="float" office:value="0.759162303664921">
            <text:p>0.7591623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88">
            <text:p>888</text:p>
          </table:table-cell>
          <table:table-cell table:formula="of:=ABS([.I786]-[.H786])/[.H786]" office:value-type="float" office:value="1.89250814332248">
            <text:p>1.89250814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06">
            <text:p>1006</text:p>
          </table:table-cell>
          <table:table-cell table:formula="of:=ABS([.I787]-[.H787])/[.H787]" office:value-type="float" office:value="1.42995169082126">
            <text:p>1.42995169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788]-[.H788])/[.H788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789]-[.H789])/[.H789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790]-[.H790])/[.H790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791]-[.H791])/[.H791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792]-[.H792])/[.H792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1009">
            <text:p>1009</text:p>
          </table:table-cell>
          <table:table-cell table:formula="of:=ABS([.I793]-[.H793])/[.H793]" office:value-type="float" office:value="0.622186495176849">
            <text:p>0.6221864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794]-[.H794])/[.H794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774:.D794]; &quot;T&quot;)" office:value-type="float" office:value="1">
            <text:p>1</text:p>
          </table:table-cell>
          <table:table-cell table:style-name="ce1" table:formula="of:=[.E795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774:.J794])" office:value-type="float" office:value="1.00514620092629">
            <text:p>1.0051462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796]-[.H796])/[.H796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75">
            <text:p>1075</text:p>
          </table:table-cell>
          <table:table-cell table:formula="of:=ABS([.I797]-[.H797])/[.H797]" office:value-type="float" office:value="0.788685524126456">
            <text:p>0.7886855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798]-[.H798])/[.H798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63">
            <text:p>963</text:p>
          </table:table-cell>
          <table:table-cell table:formula="of:=ABS([.I799]-[.H799])/[.H799]"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800]-[.H800])/[.H800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796:.D800]; &quot;T&quot;)" office:value-type="float" office:value="0">
            <text:p>0</text:p>
          </table:table-cell>
          <table:table-cell table:formula="of:=[.E801]/5" office:value-type="float" office:value="0">
            <text:p>0</text:p>
          </table:table-cell>
          <table:table-cell table:number-columns-repeated="3"/>
          <table:table-cell table:style-name="ce1" table:formula="of:=AVERAGE([.J796:.J800])" office:value-type="float" office:value="0.904615302261376">
            <text:p>0.9046153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33">
            <text:p>933</text:p>
          </table:table-cell>
          <table:table-cell table:formula="of:=ABS([.I802]-[.H802])/[.H802]" office:value-type="float" office:value="0.619791666666667">
            <text:p>0.619791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54">
            <text:p>854</text:p>
          </table:table-cell>
          <table:table-cell table:formula="of:=ABS([.I803]-[.H803])/[.H803]" office:value-type="float" office:value="0.418604651162791">
            <text:p>0.41860465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804]-[.H804])/[.H804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ABS([.I805]-[.H805])/[.H805]" office:value-type="float" office:value="0.148101265822785">
            <text:p>0.1481012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4">
            <text:p>814</text:p>
          </table:table-cell>
          <table:table-cell table:formula="of:=ABS([.I806]-[.H806])/[.H806]" office:value-type="float" office:value="1.08717948717949">
            <text:p>1.087179487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2:.D806]; &quot;T&quot;)" office:value-type="float" office:value="0">
            <text:p>0</text:p>
          </table:table-cell>
          <table:table-cell table:style-name="ce1" table:formula="of:=[.E807]/21" office:value-type="float" office:value="0">
            <text:p>0</text:p>
          </table:table-cell>
          <table:table-cell table:number-columns-repeated="3"/>
          <table:table-cell table:style-name="ce2" table:formula="of:=AVERAGE([.J802:.J806])" office:value-type="float" office:value="0.666124935806437">
            <text:p>0.666124935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795];[.E773];[.E751];[.E729])" office:value-type="float" office:value="57">
            <text:p>57</text:p>
          </table:table-cell>
          <table:table-cell table:style-name="ce1" table:formula="of:=[.E808]/(4*21)" office:value-type="float" office:value="0.678571428571429">
            <text:p>0.6785714286</text:p>
          </table:table-cell>
          <table:table-cell table:number-columns-repeated="3"/>
          <table:table-cell table:style-name="ce3" table:formula="of:=AVERAGE([.J774:.J794];[.J752:.J772];[.J730:.J750];[.J708:.J728])" office:value-type="float" office:value="0.329607686719838">
            <text:p>0.329607686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/>
          <table:table-cell table:formula="of:=ABS([.I809]-[.H809])/[.H80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/>
          <table:table-cell table:formula="of:=ABS([.I810]-[.H810])/[.H81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/>
          <table:table-cell table:formula="of:=ABS([.I811]-[.H811])/[.H81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/>
          <table:table-cell table:formula="of:=ABS([.I812]-[.H812])/[.H81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/>
          <table:table-cell table:formula="of:=ABS([.I813]-[.H813])/[.H81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/>
          <table:table-cell table:formula="of:=ABS([.I814]-[.H814])/[.H81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/>
          <table:table-cell table:formula="of:=ABS([.I815]-[.H815])/[.H81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/>
          <table:table-cell table:formula="of:=ABS([.I816]-[.H816])/[.H81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/>
          <table:table-cell table:formula="of:=ABS([.I817]-[.H817])/[.H81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/>
          <table:table-cell table:formula="of:=ABS([.I818]-[.H818])/[.H81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/>
          <table:table-cell table:formula="of:=ABS([.I819]-[.H819])/[.H81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/>
          <table:table-cell table:formula="of:=ABS([.I820]-[.H820])/[.H82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/>
          <table:table-cell table:formula="of:=ABS([.I821]-[.H821])/[.H82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/>
          <table:table-cell table:formula="of:=ABS([.I822]-[.H822])/[.H82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/>
          <table:table-cell table:formula="of:=ABS([.I823]-[.H823])/[.H82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/>
          <table:table-cell table:formula="of:=ABS([.I824]-[.H824])/[.H82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/>
          <table:table-cell table:formula="of:=ABS([.I825]-[.H825])/[.H82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/>
          <table:table-cell table:formula="of:=ABS([.I826]-[.H826])/[.H82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/>
          <table:table-cell table:formula="of:=ABS([.I827]-[.H827])/[.H82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/>
          <table:table-cell table:formula="of:=ABS([.I828]-[.H828])/[.H82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/>
          <table:table-cell table:formula="of:=ABS([.I829]-[.H829])/[.H82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09:.D829]; &quot;T&quot;)" office:value-type="float" office:value="0">
            <text:p>0</text:p>
          </table:table-cell>
          <table:table-cell table:style-name="ce1" table:formula="of:=[.E830]/21" office:value-type="float" office:value="0">
            <text:p>0</text:p>
          </table:table-cell>
          <table:table-cell table:number-columns-repeated="3"/>
          <table:table-cell table:style-name="ce1" table:formula="of:=AVERAGE([.J809:.J829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/>
          <table:table-cell table:formula="of:=ABS([.I831]-[.H831])/[.H83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/>
          <table:table-cell table:formula="of:=ABS([.I832]-[.H832])/[.H83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/>
          <table:table-cell table:formula="of:=ABS([.I833]-[.H833])/[.H83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/>
          <table:table-cell table:formula="of:=ABS([.I834]-[.H834])/[.H83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/>
          <table:table-cell table:formula="of:=ABS([.I835]-[.H835])/[.H83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/>
          <table:table-cell table:formula="of:=ABS([.I836]-[.H836])/[.H83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/>
          <table:table-cell table:formula="of:=ABS([.I837]-[.H837])/[.H83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/>
          <table:table-cell table:formula="of:=ABS([.I838]-[.H838])/[.H83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/>
          <table:table-cell table:formula="of:=ABS([.I839]-[.H839])/[.H83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/>
          <table:table-cell table:formula="of:=ABS([.I840]-[.H840])/[.H84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/>
          <table:table-cell table:formula="of:=ABS([.I841]-[.H841])/[.H84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/>
          <table:table-cell table:formula="of:=ABS([.I842]-[.H842])/[.H84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/>
          <table:table-cell table:formula="of:=ABS([.I843]-[.H843])/[.H84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/>
          <table:table-cell table:formula="of:=ABS([.I844]-[.H844])/[.H84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/>
          <table:table-cell table:formula="of:=ABS([.I845]-[.H845])/[.H84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/>
          <table:table-cell table:formula="of:=ABS([.I846]-[.H846])/[.H84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/>
          <table:table-cell table:formula="of:=ABS([.I847]-[.H847])/[.H84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/>
          <table:table-cell table:formula="of:=ABS([.I848]-[.H848])/[.H84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/>
          <table:table-cell table:formula="of:=ABS([.I849]-[.H849])/[.H84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/>
          <table:table-cell table:formula="of:=ABS([.I850]-[.H850])/[.H85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/>
          <table:table-cell table:formula="of:=ABS([.I851]-[.H851])/[.H85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31:.D851]; &quot;T&quot;)" office:value-type="float" office:value="0">
            <text:p>0</text:p>
          </table:table-cell>
          <table:table-cell table:style-name="ce1" table:formula="of:=[.E852]/21" office:value-type="float" office:value="0">
            <text:p>0</text:p>
          </table:table-cell>
          <table:table-cell table:number-columns-repeated="3"/>
          <table:table-cell table:style-name="ce1" table:formula="of:=AVERAGE([.J831:.J851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/>
          <table:table-cell table:formula="of:=ABS([.I853]-[.H853])/[.H85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/>
          <table:table-cell table:formula="of:=ABS([.I854]-[.H854])/[.H85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/>
          <table:table-cell table:formula="of:=ABS([.I855]-[.H855])/[.H85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/>
          <table:table-cell table:formula="of:=ABS([.I856]-[.H856])/[.H85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/>
          <table:table-cell table:formula="of:=ABS([.I857]-[.H857])/[.H85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/>
          <table:table-cell table:formula="of:=ABS([.I858]-[.H858])/[.H85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/>
          <table:table-cell table:formula="of:=ABS([.I859]-[.H859])/[.H85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/>
          <table:table-cell table:formula="of:=ABS([.I860]-[.H860])/[.H86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/>
          <table:table-cell table:formula="of:=ABS([.I861]-[.H861])/[.H86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/>
          <table:table-cell table:formula="of:=ABS([.I862]-[.H862])/[.H86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/>
          <table:table-cell table:formula="of:=ABS([.I863]-[.H863])/[.H86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/>
          <table:table-cell table:formula="of:=ABS([.I864]-[.H864])/[.H86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/>
          <table:table-cell table:formula="of:=ABS([.I865]-[.H865])/[.H86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/>
          <table:table-cell table:formula="of:=ABS([.I866]-[.H866])/[.H86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/>
          <table:table-cell table:formula="of:=ABS([.I867]-[.H867])/[.H86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/>
          <table:table-cell table:formula="of:=ABS([.I868]-[.H868])/[.H86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/>
          <table:table-cell table:formula="of:=ABS([.I869]-[.H869])/[.H86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/>
          <table:table-cell table:formula="of:=ABS([.I870]-[.H870])/[.H87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/>
          <table:table-cell table:formula="of:=ABS([.I871]-[.H871])/[.H87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/>
          <table:table-cell table:formula="of:=ABS([.I872]-[.H872])/[.H87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/>
          <table:table-cell table:formula="of:=ABS([.I873]-[.H873])/[.H87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53:.D873]; &quot;T&quot;)" office:value-type="float" office:value="0">
            <text:p>0</text:p>
          </table:table-cell>
          <table:table-cell table:style-name="ce1" table:formula="of:=[.E874]/21" office:value-type="float" office:value="0">
            <text:p>0</text:p>
          </table:table-cell>
          <table:table-cell table:number-columns-repeated="3"/>
          <table:table-cell table:style-name="ce1" table:formula="of:=AVERAGE([.J853:.J873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/>
          <table:table-cell table:formula="of:=ABS([.I875]-[.H875])/[.H87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/>
          <table:table-cell table:formula="of:=ABS([.I876]-[.H876])/[.H87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/>
          <table:table-cell table:formula="of:=ABS([.I877]-[.H877])/[.H87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/>
          <table:table-cell table:formula="of:=ABS([.I878]-[.H878])/[.H87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/>
          <table:table-cell table:formula="of:=ABS([.I879]-[.H879])/[.H87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/>
          <table:table-cell table:formula="of:=ABS([.I880]-[.H880])/[.H88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table:formula="of:=ABS([.I881]-[.H881])/[.H88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/>
          <table:table-cell table:formula="of:=ABS([.I882]-[.H882])/[.H88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/>
          <table:table-cell table:formula="of:=ABS([.I883]-[.H883])/[.H88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/>
          <table:table-cell table:formula="of:=ABS([.I884]-[.H884])/[.H88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/>
          <table:table-cell table:formula="of:=ABS([.I885]-[.H885])/[.H88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/>
          <table:table-cell table:formula="of:=ABS([.I886]-[.H886])/[.H88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/>
          <table:table-cell table:formula="of:=ABS([.I887]-[.H887])/[.H88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/>
          <table:table-cell table:formula="of:=ABS([.I888]-[.H888])/[.H88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/>
          <table:table-cell table:formula="of:=ABS([.I889]-[.H889])/[.H88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/>
          <table:table-cell table:formula="of:=ABS([.I890]-[.H890])/[.H89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/>
          <table:table-cell table:formula="of:=ABS([.I891]-[.H891])/[.H89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/>
          <table:table-cell table:formula="of:=ABS([.I892]-[.H892])/[.H892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/>
          <table:table-cell table:formula="of:=ABS([.I893]-[.H893])/[.H89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/>
          <table:table-cell table:formula="of:=ABS([.I894]-[.H894])/[.H89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/>
          <table:table-cell table:formula="of:=ABS([.I895]-[.H895])/[.H89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875:.D895]; &quot;T&quot;)" office:value-type="float" office:value="0">
            <text:p>0</text:p>
          </table:table-cell>
          <table:table-cell table:style-name="ce1" table:formula="of:=[.E896]/21" office:value-type="float" office:value="0">
            <text:p>0</text:p>
          </table:table-cell>
          <table:table-cell table:number-columns-repeated="3"/>
          <table:table-cell table:style-name="ce1" table:formula="of:=AVERAGE([.J875:.J895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/>
          <table:table-cell table:formula="of:=ABS([.I897]-[.H897])/[.H89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/>
          <table:table-cell table:formula="of:=ABS([.I898]-[.H898])/[.H898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/>
          <table:table-cell table:formula="of:=ABS([.I899]-[.H899])/[.H899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/>
          <table:table-cell table:formula="of:=ABS([.I900]-[.H900])/[.H900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/>
          <table:table-cell table:formula="of:=ABS([.I901]-[.H901])/[.H901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7:.D901]; &quot;T&quot;)" office:value-type="float" office:value="0">
            <text:p>0</text:p>
          </table:table-cell>
          <table:table-cell table:formula="of:=[.E902]/5" office:value-type="float" office:value="0">
            <text:p>0</text:p>
          </table:table-cell>
          <table:table-cell table:number-columns-repeated="3"/>
          <table:table-cell table:style-name="ce1" table:formula="of:=AVERAGE([.J897:.J901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/>
          <table:table-cell table:formula="of:=ABS([.I903]-[.H903])/[.H903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/>
          <table:table-cell table:formula="of:=ABS([.I904]-[.H904])/[.H904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/>
          <table:table-cell table:formula="of:=ABS([.I905]-[.H905])/[.H905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/>
          <table:table-cell table:formula="of:=ABS([.I906]-[.H906])/[.H906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/>
          <table:table-cell table:formula="of:=ABS([.I907]-[.H907])/[.H907]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03:.D907]; &quot;T&quot;)" office:value-type="float" office:value="0">
            <text:p>0</text:p>
          </table:table-cell>
          <table:table-cell table:style-name="ce1" table:formula="of:=[.E908]/21" office:value-type="float" office:value="0">
            <text:p>0</text:p>
          </table:table-cell>
          <table:table-cell table:number-columns-repeated="3"/>
          <table:table-cell table:style-name="ce2" table:formula="of:=AVERAGE([.J903:.J907])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96];[.E874];[.E852];[.E830])" office:value-type="float" office:value="0">
            <text:p>0</text:p>
          </table:table-cell>
          <table:table-cell table:style-name="ce1" table:formula="of:=[.E909]/(4*21)" office:value-type="float" office:value="0">
            <text:p>0</text:p>
          </table:table-cell>
          <table:table-cell table:number-columns-repeated="3"/>
          <table:table-cell table:style-name="ce3" table:formula="of:=AVERAGE([.J875:.J895];[.J853:.J873];[.J831:.J851];[.J809:.J829])" office:value-type="float" office:value="1">
            <text:p>1</text:p>
          </table:table-cell>
          <table:table-cell table:number-columns-repeated="15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1"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9"/>
        </table:table-row>
        <table:table-row table:style-name="ro1" table:number-rows-repeated="1047161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1:15:20</dc:date>
    <meta:document-statistic meta:table-count="1" meta:cell-count="8527" meta:object-count="0"/>
    <meta:generator>LibreOffice/4.0.3.3$Linux_x86 LibreOffice_project/400m0$Build-3</meta:generator>
  </office:meta>
</office:document-meta>
</file>